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Object 36/settings.xml"/>
  <manifest:file-entry manifest:media-type="text/xml" manifest:full-path="Object 36/content.xml"/>
  <manifest:file-entry manifest:media-type="" manifest:full-path="Object 36/Configurations2/accelerator/current.xml"/>
  <manifest:file-entry manifest:media-type="application/vnd.sun.xml.ui.configuration" manifest:full-path="Object 36/Configurations2/"/>
  <manifest:file-entry manifest:media-type="application/vnd.oasis.opendocument.formula" manifest:version="1.2" manifest:full-path="Object 36/"/>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Object 37/settings.xml"/>
  <manifest:file-entry manifest:media-type="text/xml" manifest:full-path="Object 37/content.xml"/>
  <manifest:file-entry manifest:media-type="" manifest:full-path="Object 37/Configurations2/accelerator/current.xml"/>
  <manifest:file-entry manifest:media-type="application/vnd.sun.xml.ui.configuration" manifest:full-path="Object 37/Configurations2/"/>
  <manifest:file-entry manifest:media-type="application/vnd.oasis.opendocument.formula" manifest:version="1.2" manifest:full-path="Object 37/"/>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38/settings.xml"/>
  <manifest:file-entry manifest:media-type="text/xml" manifest:full-path="Object 38/content.xml"/>
  <manifest:file-entry manifest:media-type="" manifest:full-path="Object 38/Configurations2/accelerator/current.xml"/>
  <manifest:file-entry manifest:media-type="application/vnd.sun.xml.ui.configuration" manifest:full-path="Object 38/Configurations2/"/>
  <manifest:file-entry manifest:media-type="application/vnd.oasis.opendocument.formula" manifest:version="1.2" manifest:full-path="Object 38/"/>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39/settings.xml"/>
  <manifest:file-entry manifest:media-type="text/xml" manifest:full-path="Object 39/content.xml"/>
  <manifest:file-entry manifest:media-type="" manifest:full-path="Object 39/Configurations2/accelerator/current.xml"/>
  <manifest:file-entry manifest:media-type="application/vnd.sun.xml.ui.configuration" manifest:full-path="Object 39/Configurations2/"/>
  <manifest:file-entry manifest:media-type="application/vnd.oasis.opendocument.formula" manifest:version="1.2" manifest:full-path="Object 39/"/>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text/xml" manifest:full-path="Object 17/settings.xml"/>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application/vnd.oasis.opendocument.formula" manifest:version="1.2" manifest:full-path="Object 19/"/>
  <manifest:file-entry manifest:media-type="text/xml" manifest:full-path="Object 40/settings.xml"/>
  <manifest:file-entry manifest:media-type="text/xml" manifest:full-path="Object 40/content.xml"/>
  <manifest:file-entry manifest:media-type="" manifest:full-path="Object 40/Configurations2/accelerator/current.xml"/>
  <manifest:file-entry manifest:media-type="application/vnd.sun.xml.ui.configuration" manifest:full-path="Object 40/Configurations2/"/>
  <manifest:file-entry manifest:media-type="application/vnd.oasis.opendocument.formula" manifest:version="1.2" manifest:full-path="Object 40/"/>
  <manifest:file-entry manifest:media-type="text/xml" manifest:full-path="Object 42/settings.xml"/>
  <manifest:file-entry manifest:media-type="text/xml" manifest:full-path="Object 42/content.xml"/>
  <manifest:file-entry manifest:media-type="" manifest:full-path="Object 42/Configurations2/accelerator/current.xml"/>
  <manifest:file-entry manifest:media-type="application/vnd.sun.xml.ui.configuration" manifest:full-path="Object 42/Configurations2/"/>
  <manifest:file-entry manifest:media-type="application/vnd.oasis.opendocument.formula" manifest:version="1.2" manifest:full-path="Object 42/"/>
  <manifest:file-entry manifest:media-type="" manifest:full-path="Configurations2/accelerator/current.xml"/>
  <manifest:file-entry manifest:media-type="application/vnd.sun.xml.ui.configuration" manifest:full-path="Configurations2/"/>
  <manifest:file-entry manifest:media-type="text/xml" manifest:full-path="Object 43/settings.xml"/>
  <manifest:file-entry manifest:media-type="text/xml" manifest:full-path="Object 43/content.xml"/>
  <manifest:file-entry manifest:media-type="" manifest:full-path="Object 43/Configurations2/accelerator/current.xml"/>
  <manifest:file-entry manifest:media-type="application/vnd.sun.xml.ui.configuration" manifest:full-path="Object 43/Configurations2/"/>
  <manifest:file-entry manifest:media-type="application/vnd.oasis.opendocument.formula" manifest:version="1.2" manifest:full-path="Object 43/"/>
  <manifest:file-entry manifest:media-type="text/xml" manifest:full-path="Object 44/settings.xml"/>
  <manifest:file-entry manifest:media-type="text/xml" manifest:full-path="Object 44/content.xml"/>
  <manifest:file-entry manifest:media-type="" manifest:full-path="Object 44/Configurations2/accelerator/current.xml"/>
  <manifest:file-entry manifest:media-type="application/vnd.sun.xml.ui.configuration" manifest:full-path="Object 44/Configurations2/"/>
  <manifest:file-entry manifest:media-type="application/vnd.oasis.opendocument.formula" manifest:version="1.2" manifest:full-path="Object 44/"/>
  <manifest:file-entry manifest:media-type="text/xml" manifest:full-path="Object 45/settings.xml"/>
  <manifest:file-entry manifest:media-type="text/xml" manifest:full-path="Object 45/content.xml"/>
  <manifest:file-entry manifest:media-type="" manifest:full-path="Object 45/Configurations2/accelerator/current.xml"/>
  <manifest:file-entry manifest:media-type="application/vnd.sun.xml.ui.configuration" manifest:full-path="Object 45/Configurations2/"/>
  <manifest:file-entry manifest:media-type="application/vnd.oasis.opendocument.formula" manifest:version="1.2" manifest:full-path="Object 45/"/>
  <manifest:file-entry manifest:media-type="text/xml" manifest:full-path="styles.xml"/>
  <manifest:file-entry manifest:media-type="text/xml" manifest:full-path="Object 20/settings.xml"/>
  <manifest:file-entry manifest:media-type="text/xml" manifest:full-path="Object 20/content.xml"/>
  <manifest:file-entry manifest:media-type="" manifest:full-path="Object 20/Configurations2/accelerator/curr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Object 46/settings.xml"/>
  <manifest:file-entry manifest:media-type="text/xml" manifest:full-path="Object 46/content.xml"/>
  <manifest:file-entry manifest:media-type="" manifest:full-path="Object 46/Configurations2/accelerator/current.xml"/>
  <manifest:file-entry manifest:media-type="application/vnd.sun.xml.ui.configuration" manifest:full-path="Object 46/Configurations2/"/>
  <manifest:file-entry manifest:media-type="application/vnd.oasis.opendocument.formula" manifest:version="1.2" manifest:full-path="Object 46/"/>
  <manifest:file-entry manifest:media-type="text/xml" manifest:full-path="Object 21/settings.xml"/>
  <manifest:file-entry manifest:media-type="text/xml" manifest:full-path="Object 21/content.xml"/>
  <manifest:file-entry manifest:media-type="" manifest:full-path="Object 21/Configurations2/accelerator/current.xml"/>
  <manifest:file-entry manifest:media-type="application/vnd.sun.xml.ui.configuration" manifest:full-path="Object 21/Configurations2/"/>
  <manifest:file-entry manifest:media-type="application/vnd.oasis.opendocument.formula" manifest:version="1.2" manifest:full-path="Object 21/"/>
  <manifest:file-entry manifest:media-type="text/xml" manifest:full-path="Object 47/settings.xml"/>
  <manifest:file-entry manifest:media-type="text/xml" manifest:full-path="Object 47/content.xml"/>
  <manifest:file-entry manifest:media-type="" manifest:full-path="Object 47/Configurations2/accelerator/current.xml"/>
  <manifest:file-entry manifest:media-type="application/vnd.sun.xml.ui.configuration" manifest:full-path="Object 47/Configurations2/"/>
  <manifest:file-entry manifest:media-type="application/vnd.oasis.opendocument.formula" manifest:version="1.2" manifest:full-path="Object 47/"/>
  <manifest:file-entry manifest:media-type="text/xml" manifest:full-path="Object 22/settings.xml"/>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application/vnd.oasis.opendocument.formula" manifest:version="1.2" manifest:full-path="Object 22/"/>
  <manifest:file-entry manifest:media-type="text/xml" manifest:full-path="Object 48/settings.xml"/>
  <manifest:file-entry manifest:media-type="text/xml" manifest:full-path="Object 48/content.xml"/>
  <manifest:file-entry manifest:media-type="" manifest:full-path="Object 48/Configurations2/accelerator/current.xml"/>
  <manifest:file-entry manifest:media-type="application/vnd.sun.xml.ui.configuration" manifest:full-path="Object 48/Configurations2/"/>
  <manifest:file-entry manifest:media-type="application/vnd.oasis.opendocument.formula" manifest:version="1.2" manifest:full-path="Object 48/"/>
  <manifest:file-entry manifest:media-type="text/xml" manifest:full-path="Object 23/settings.xml"/>
  <manifest:file-entry manifest:media-type="text/xml" manifest:full-path="Object 23/content.xml"/>
  <manifest:file-entry manifest:media-type="" manifest:full-path="Object 23/Configurations2/accelerator/curr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49/settings.xml"/>
  <manifest:file-entry manifest:media-type="text/xml" manifest:full-path="Object 49/content.xml"/>
  <manifest:file-entry manifest:media-type="" manifest:full-path="Object 49/Configurations2/accelerator/current.xml"/>
  <manifest:file-entry manifest:media-type="application/vnd.sun.xml.ui.configuration" manifest:full-path="Object 49/Configurations2/"/>
  <manifest:file-entry manifest:media-type="application/vnd.oasis.opendocument.formula" manifest:version="1.2" manifest:full-path="Object 49/"/>
  <manifest:file-entry manifest:media-type="text/xml" manifest:full-path="Object 24/settings.xml"/>
  <manifest:file-entry manifest:media-type="text/xml" manifest:full-path="Object 24/content.xml"/>
  <manifest:file-entry manifest:media-type="" manifest:full-path="Object 24/Configurations2/accelerator/current.xml"/>
  <manifest:file-entry manifest:media-type="application/vnd.sun.xml.ui.configuration" manifest:full-path="Object 24/Configurations2/"/>
  <manifest:file-entry manifest:media-type="application/vnd.oasis.opendocument.formula" manifest:version="1.2" manifest:full-path="Object 24/"/>
  <manifest:file-entry manifest:media-type="text/xml" manifest:full-path="Object 25/settings.xml"/>
  <manifest:file-entry manifest:media-type="text/xml" manifest:full-path="Object 25/content.xml"/>
  <manifest:file-entry manifest:media-type="" manifest:full-path="Object 25/Configurations2/accelerator/current.xml"/>
  <manifest:file-entry manifest:media-type="application/vnd.sun.xml.ui.configuration" manifest:full-path="Object 25/Configurations2/"/>
  <manifest:file-entry manifest:media-type="application/vnd.oasis.opendocument.formula" manifest:version="1.2" manifest:full-path="Object 25/"/>
  <manifest:file-entry manifest:media-type="text/xml" manifest:full-path="Object 26/settings.xml"/>
  <manifest:file-entry manifest:media-type="text/xml" manifest:full-path="Object 26/content.xml"/>
  <manifest:file-entry manifest:media-type="" manifest:full-path="Object 26/Configurations2/accelerator/current.xml"/>
  <manifest:file-entry manifest:media-type="application/vnd.sun.xml.ui.configuration" manifest:full-path="Object 26/Configurations2/"/>
  <manifest:file-entry manifest:media-type="application/vnd.oasis.opendocument.formula" manifest:version="1.2" manifest:full-path="Object 26/"/>
  <manifest:file-entry manifest:media-type="text/xml" manifest:full-path="Object 27/settings.xml"/>
  <manifest:file-entry manifest:media-type="text/xml" manifest:full-path="Object 27/content.xml"/>
  <manifest:file-entry manifest:media-type="" manifest:full-path="Object 27/Configurations2/accelerator/current.xml"/>
  <manifest:file-entry manifest:media-type="application/vnd.sun.xml.ui.configuration" manifest:full-path="Object 27/Configurations2/"/>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 manifest:full-path="Object 28/Configurations2/accelerator/current.xml"/>
  <manifest:file-entry manifest:media-type="application/vnd.sun.xml.ui.configuration" manifest:full-path="Object 28/Configurations2/"/>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 manifest:full-path="Object 29/Configurations2/accelerator/current.xml"/>
  <manifest:file-entry manifest:media-type="application/vnd.sun.xml.ui.configuration" manifest:full-path="Object 29/Configurations2/"/>
  <manifest:file-entry manifest:media-type="application/vnd.oasis.opendocument.formula" manifest:version="1.2" manifest:full-path="Object 2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1"/>
  <manifest:file-entry manifest:media-type="application/x-openoffice-gdimetafile;windows_formatname=&quot;GDIMetaFile&quot;" manifest:full-path="ObjectReplacements/Object 10"/>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11"/>
  <manifest:file-entry manifest:media-type="" manifest:full-path="ObjectReplacements/Object 4"/>
  <manifest:file-entry manifest:media-type="application/x-openoffice-gdimetafile;windows_formatname=&quot;GDIMetaFile&quot;" manifest:full-path="ObjectReplacements/Object 12"/>
  <manifest:file-entry manifest:media-type="" manifest:full-path="ObjectReplacements/Object 5"/>
  <manifest:file-entry manifest:media-type="application/x-openoffice-gdimetafile;windows_formatname=&quot;GDIMetaFile&quot;" manifest:full-path="ObjectReplacements/Object 13"/>
  <manifest:file-entry manifest:media-type="" manifest:full-path="ObjectReplacements/Object 6"/>
  <manifest:file-entry manifest:media-type="application/x-openoffice-gdimetafile;windows_formatname=&quot;GDIMetaFile&quot;" manifest:full-path="ObjectReplacements/Object 14"/>
  <manifest:file-entry manifest:media-type=""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0"/>
  <manifest:file-entry manifest:media-type="" manifest:full-path="ObjectReplacements/Object 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8"/>
  <manifest:file-entry manifest:media-type="" manifest:full-path="ObjectReplacements/Object 43"/>
  <manifest:file-entry manifest:media-type="application/x-openoffice-gdimetafile;windows_formatname=&quot;GDIMetaFile&quot;" manifest:full-path="ObjectReplacements/Object 19"/>
  <manifest:file-entry manifest:media-type=""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 manifest:full-path="ObjectReplacements/Object 32"/>
  <manifest:file-entry manifest:media-type=""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meta.xml"/>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settings.xml"/>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content.xml"/>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Object 30/settings.xml"/>
  <manifest:file-entry manifest:media-type="text/xml" manifest:full-path="Object 30/content.xml"/>
  <manifest:file-entry manifest:media-type="" manifest:full-path="Object 30/Configurations2/accelerator/current.xml"/>
  <manifest:file-entry manifest:media-type="application/vnd.sun.xml.ui.configuration" manifest:full-path="Object 30/Configurations2/"/>
  <manifest:file-entry manifest:media-type="application/vnd.oasis.opendocument.formula" manifest:version="1.2" manifest:full-path="Object 30/"/>
  <manifest:file-entry manifest:media-type="text/xml" manifest:full-path="Object 31/settings.xml"/>
  <manifest:file-entry manifest:media-type="text/xml" manifest:full-path="Object 31/content.xml"/>
  <manifest:file-entry manifest:media-type="" manifest:full-path="Object 31/Configurations2/accelerator/current.xml"/>
  <manifest:file-entry manifest:media-type="application/vnd.sun.xml.ui.configuration" manifest:full-path="Object 31/Configurations2/"/>
  <manifest:file-entry manifest:media-type="application/vnd.oasis.opendocument.formula" manifest:version="1.2" manifest:full-path="Object 31/"/>
  <manifest:file-entry manifest:media-type="text/xml" manifest:full-path="Object 32/settings.xml"/>
  <manifest:file-entry manifest:media-type="text/xml" manifest:full-path="Object 32/content.xml"/>
  <manifest:file-entry manifest:media-type="" manifest:full-path="Object 32/Configurations2/accelerator/current.xml"/>
  <manifest:file-entry manifest:media-type="application/vnd.sun.xml.ui.configuration" manifest:full-path="Object 32/Configurations2/"/>
  <manifest:file-entry manifest:media-type="application/vnd.oasis.opendocument.formula" manifest:version="1.2" manifest:full-path="Object 32/"/>
  <manifest:file-entry manifest:media-type="text/xml" manifest:full-path="Object 33/settings.xml"/>
  <manifest:file-entry manifest:media-type="text/xml" manifest:full-path="Object 33/content.xml"/>
  <manifest:file-entry manifest:media-type="" manifest:full-path="Object 33/Configurations2/accelerator/current.xml"/>
  <manifest:file-entry manifest:media-type="application/vnd.sun.xml.ui.configuration" manifest:full-path="Object 33/Configurations2/"/>
  <manifest:file-entry manifest:media-type="application/vnd.oasis.opendocument.formula" manifest:version="1.2" manifest:full-path="Object 33/"/>
  <manifest:file-entry manifest:media-type="text/xml" manifest:full-path="Object 34/settings.xml"/>
  <manifest:file-entry manifest:media-type="text/xml" manifest:full-path="Object 34/content.xml"/>
  <manifest:file-entry manifest:media-type="" manifest:full-path="Object 34/Configurations2/accelerator/current.xml"/>
  <manifest:file-entry manifest:media-type="application/vnd.sun.xml.ui.configuration" manifest:full-path="Object 34/Configurations2/"/>
  <manifest:file-entry manifest:media-type="application/vnd.oasis.opendocument.formula" manifest:version="1.2" manifest:full-path="Object 34/"/>
  <manifest:file-entry manifest:media-type="text/xml" manifest:full-path="Object 35/settings.xml"/>
  <manifest:file-entry manifest:media-type="text/xml" manifest:full-path="Object 35/content.xml"/>
  <manifest:file-entry manifest:media-type="" manifest:full-path="Object 35/Configurations2/accelerator/current.xml"/>
  <manifest:file-entry manifest:media-type="application/vnd.sun.xml.ui.configuration" manifest:full-path="Object 35/Configurations2/"/>
  <manifest:file-entry manifest:media-type="application/vnd.oasis.opendocument.formula" manifest:version="1.2" manifest:full-path="Object 35/"/>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25cm" svg:stroke-color="#000000" draw:marker-start-width="0.229cm" draw:marker-end-width="0.229cm" draw:fill="solid" draw:fill-color="#000080" draw:opacity="25%" draw:textarea-vertical-align="middle" fo:padding-top="0.137cm" fo:padding-bottom="0.137cm" fo:padding-left="0.262cm" fo:padding-right="0.262cm" draw:shadow-opacity="25%"/>
    </style:style>
    <style:style style:name="gr2" style:family="graphic" style:parent-style-name="standard">
      <style:graphic-properties svg:stroke-width="0.025cm" svg:stroke-color="#000000" draw:marker-start-width="0.229cm" draw:marker-end-width="0.229cm" draw:fill="solid" draw:fill-color="#800000" draw:opacity="25%" draw:textarea-vertical-align="middle" fo:padding-top="0.137cm" fo:padding-bottom="0.137cm" fo:padding-left="0.262cm" fo:padding-right="0.262cm" draw:shadow-opacity="25%"/>
    </style:style>
    <style:style style:name="gr3" style:family="graphic" style:parent-style-name="standard">
      <style:graphic-properties svg:stroke-width="0.025cm" svg:stroke-color="#000000" draw:marker-start-width="0.229cm" draw:marker-end-width="0.229cm" draw:fill="solid" draw:fill-color="#008000" draw:opacity="25%" draw:textarea-vertical-align="middle" fo:padding-top="0.137cm" fo:padding-bottom="0.137cm" fo:padding-left="0.262cm" fo:padding-right="0.262cm" draw:shadow-opacity="25%"/>
    </style:style>
    <style:style style:name="gr4" style:family="graphic" style:parent-style-name="standard">
      <style:graphic-properties draw:ole-draw-aspect="1" style:protect="size"/>
    </style:style>
    <style:style style:name="gr5" style:family="graphic" style:parent-style-name="standard">
      <style:graphic-properties svg:stroke-width="0.025cm" svg:stroke-color="#000000" draw:marker-start-width="0.229cm" draw:marker-end-width="0.229cm" draw:fill="solid" draw:fill-color="#800080" draw:opacity="25%" draw:textarea-vertical-align="middle" fo:padding-top="0.137cm" fo:padding-bottom="0.137cm" fo:padding-left="0.262cm" fo:padding-right="0.262cm" draw:shadow-opacity="25%"/>
    </style:style>
    <style:style style:name="gr6" style:family="graphic" style:parent-style-name="standard">
      <style:graphic-properties svg:stroke-width="0.025cm" svg:stroke-color="#000000" draw:marker-start-width="0.237cm" draw:marker-end-width="0.237cm" draw:fill="solid" draw:fill-color="#99ccff" draw:opacity="25%" draw:textarea-horizontal-align="justify" draw:textarea-vertical-align="middle" draw:auto-grow-height="false" fo:padding-top="0.137cm" fo:padding-bottom="0.137cm" fo:padding-left="0.262cm" fo:padding-right="0.262cm" draw:shadow-opacity="25%"/>
    </style:style>
    <style:style style:name="gr7" style:family="graphic" style:parent-style-name="standard">
      <style:graphic-properties svg:stroke-width="0.025cm" svg:stroke-color="#000000" draw:marker-start-width="0.237cm" draw:marker-end-width="0.237cm" draw:fill="solid" draw:fill-color="#eb613d" draw:opacity="50%" draw:textarea-horizontal-align="justify" draw:textarea-vertical-align="middle" draw:auto-grow-height="false" fo:padding-top="0.137cm" fo:padding-bottom="0.137cm" fo:padding-left="0.262cm" fo:padding-right="0.262cm" draw:shadow-opacity="50%"/>
    </style:style>
    <style:style style:name="gr8" style:family="graphic" style:parent-style-name="standard">
      <style:graphic-properties svg:stroke-width="0.025cm" svg:stroke-color="#000000" draw:marker-start-width="0.237cm" draw:marker-end-width="0.237cm" draw:fill="solid" draw:fill-color="#eb613d" draw:opacity="50%" draw:textarea-vertical-align="middle" draw:auto-grow-height="false" fo:min-height="0.749cm" fo:min-width="0.499cm" fo:padding-top="0.137cm" fo:padding-bottom="0.137cm" fo:padding-left="0.262cm" fo:padding-right="0.262cm" draw:shadow-opacity="50%"/>
    </style:style>
    <style:style style:name="gr9" style:family="graphic" style:parent-style-name="standard">
      <style:graphic-properties svg:stroke-width="0.025cm" svg:stroke-color="#000000" draw:marker-start-width="0.237cm" draw:marker-end-width="0.237cm" draw:fill="solid" draw:fill-color="#99ccff" draw:opacity="50%" draw:textarea-vertical-align="middle" draw:auto-grow-height="false" fo:min-height="0.749cm" fo:min-width="0.499cm" fo:padding-top="0.137cm" fo:padding-bottom="0.137cm" fo:padding-left="0.262cm" fo:padding-right="0.262cm" draw:shadow-opacity="50%"/>
    </style:style>
    <style:style style:name="gr10" style:family="graphic" style:parent-style-name="standard">
      <style:graphic-properties svg:stroke-width="0.025cm" svg:stroke-color="#000000" draw:marker-start-width="0.237cm" draw:marker-end-width="0.237cm" draw:fill="solid" draw:fill-color="#00ae00" draw:opacity="50%" draw:textarea-horizontal-align="justify" draw:textarea-vertical-align="middle" draw:auto-grow-height="false" fo:padding-top="0.137cm" fo:padding-bottom="0.137cm" fo:padding-left="0.262cm" fo:padding-right="0.262cm" draw:shadow-opacity="50%"/>
    </style:style>
    <style:style style:name="gr11" style:family="graphic" style:parent-style-name="standard">
      <style:graphic-properties svg:stroke-width="0.025cm" svg:stroke-color="#000000" draw:marker-start-width="0.237cm" draw:marker-end-width="0.237cm" draw:fill="solid" draw:fill-color="#99ccff" draw:opacity="50%" draw:textarea-horizontal-align="justify" draw:textarea-vertical-align="middle" draw:auto-grow-height="false" fo:padding-top="0.137cm" fo:padding-bottom="0.137cm" fo:padding-left="0.262cm" fo:padding-right="0.262cm" draw:shadow-opacity="50%"/>
    </style:style>
    <style:style style:name="gr12" style:family="graphic" style:parent-style-name="standard">
      <style:graphic-properties svg:stroke-width="0.025cm" svg:stroke-color="#000000" draw:marker-start-width="0.237cm" draw:marker-end-width="0.237cm" draw:fill="solid" draw:fill-color="#ffffcc" draw:opacity="100%" draw:textarea-horizontal-align="justify" draw:textarea-vertical-align="middle" draw:auto-grow-height="false" fo:padding-top="0.137cm" fo:padding-bottom="0.137cm" fo:padding-left="0.262cm" fo:padding-right="0.262cm" draw:shadow-opacity="100%"/>
    </style:style>
    <style:style style:name="gr13" style:family="graphic" style:parent-style-name="standard">
      <style:graphic-properties svg:stroke-width="0.025cm" svg:stroke-color="#000000" draw:marker-start-width="0.237cm" draw:marker-end-width="0.237cm" draw:fill="solid" draw:fill-color="#e6e6ff" draw:opacity="90%" draw:textarea-horizontal-align="justify" draw:textarea-vertical-align="middle" draw:auto-grow-height="false" fo:padding-top="0.137cm" fo:padding-bottom="0.137cm" fo:padding-left="0.262cm" fo:padding-right="0.262cm" draw:shadow-opacity="90%"/>
    </style:style>
    <style:style style:name="gr14" style:family="graphic" style:parent-style-name="standard">
      <style:graphic-properties draw:stroke="none" svg:stroke-width="0.025cm" svg:stroke-color="#000000" draw:marker-start-width="0.237cm" draw:marker-end-width="0.237cm" draw:fill="solid" draw:fill-color="#800000" draw:opacity="25%" draw:textarea-horizontal-align="justify" draw:textarea-vertical-align="middle" draw:auto-grow-height="false" fo:padding-top="0.137cm" fo:padding-bottom="0.137cm" fo:padding-left="0.262cm" fo:padding-right="0.262cm" draw:shadow-opacity="25%"/>
    </style:style>
    <style:style style:name="gr15" style:family="graphic" style:parent-style-name="standard">
      <style:graphic-properties draw:stroke="none" svg:stroke-width="0.025cm" svg:stroke-color="#000080" draw:marker-start-width="0.237cm" draw:marker-end-width="0.237cm" draw:fill="solid" draw:fill-color="#800000" draw:opacity="25%" draw:textarea-horizontal-align="justify" draw:textarea-vertical-align="middle" draw:auto-grow-height="false" fo:padding-top="0.137cm" fo:padding-bottom="0.137cm" fo:padding-left="0.262cm" fo:padding-right="0.262cm" draw:shadow-opacity="25%"/>
    </style:style>
    <style:style style:name="gr16" style:family="graphic" style:parent-style-name="standard">
      <style:graphic-properties draw:stroke="none" svg:stroke-width="0.025cm" svg:stroke-color="#000000" draw:marker-start-width="0.237cm" draw:marker-end-width="0.237cm" draw:fill="solid" draw:fill-color="#000080" draw:opacity="25%" draw:textarea-horizontal-align="justify" draw:textarea-vertical-align="middle" draw:auto-grow-height="false" fo:padding-top="0.137cm" fo:padding-bottom="0.137cm" fo:padding-left="0.262cm" fo:padding-right="0.262cm" draw:shadow-opacity="25%"/>
    </style:style>
    <style:style style:name="gr17" style:family="graphic" style:parent-style-name="standard">
      <style:graphic-properties draw:stroke="none" svg:stroke-width="0.025cm" svg:stroke-color="#000080" draw:marker-start-width="0.237cm" draw:marker-end-width="0.237cm" draw:fill="solid" draw:fill-color="#000080" draw:opacity="25%" draw:textarea-horizontal-align="justify" draw:textarea-vertical-align="middle" draw:auto-grow-height="false" fo:padding-top="0.137cm" fo:padding-bottom="0.137cm" fo:padding-left="0.262cm" fo:padding-right="0.262cm" draw:shadow-opacity="25%"/>
    </style:style>
    <style:style style:name="gr18" style:family="graphic" style:parent-style-name="standard">
      <style:graphic-properties svg:stroke-width="0.025cm" svg:stroke-color="#000000" draw:marker-start-width="0.237cm" draw:marker-end-width="0.237cm" draw:fill="none" draw:fill-color="#99ccff" draw:textarea-horizontal-align="justify" draw:textarea-vertical-align="middle" draw:auto-grow-height="false" fo:padding-top="0.137cm" fo:padding-bottom="0.137cm" fo:padding-left="0.262cm" fo:padding-right="0.262cm"/>
    </style:style>
    <style:style style:name="gr19" style:family="graphic" style:parent-style-name="objectwithoutfill">
      <style:graphic-properties svg:stroke-width="0.025cm" svg:stroke-color="#000000" draw:marker-start-width="0.237cm" draw:marker-end-width="0.237cm" draw:fill="none" draw:fill-color="#99ccff" draw:textarea-vertical-align="middle" fo:padding-top="0.137cm" fo:padding-bottom="0.137cm" fo:padding-left="0.262cm" fo:padding-right="0.262cm"/>
    </style:style>
    <style:style style:name="gr20" style:family="graphic" style:parent-style-name="standard">
      <style:graphic-properties draw:stroke="none" svg:stroke-width="0.025cm" svg:stroke-color="#000000" draw:marker-start-width="0.237cm" draw:marker-end-width="0.237cm" draw:fill="solid" draw:fill-color="#008000" draw:opacity="25%" draw:textarea-horizontal-align="justify" draw:textarea-vertical-align="middle" draw:auto-grow-height="false" fo:padding-top="0.137cm" fo:padding-bottom="0.137cm" fo:padding-left="0.262cm" fo:padding-right="0.262cm" draw:shadow-opacity="25%"/>
    </style:style>
    <style:style style:name="gr21" style:family="graphic" style:parent-style-name="standard">
      <style:graphic-properties draw:stroke="none" svg:stroke-width="0.025cm" svg:stroke-color="#000000" draw:marker-start-width="0.237cm" draw:marker-end-width="0.237cm" draw:fill="solid" draw:fill-color="#800080" draw:opacity="25%" draw:textarea-horizontal-align="justify" draw:textarea-vertical-align="middle" draw:auto-grow-height="false" fo:padding-top="0.137cm" fo:padding-bottom="0.137cm" fo:padding-left="0.262cm" fo:padding-right="0.262cm" draw:shadow-opacity="25%"/>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standard">
      <style:graphic-properties svg:stroke-width="0.025cm" svg:stroke-color="#000080" draw:marker-start-width="0.237cm" draw:marker-end-width="0.237cm" draw:fill="solid" draw:fill-color="#800080" draw:opacity="25%" draw:textarea-horizontal-align="justify" draw:textarea-vertical-align="middle" draw:auto-grow-height="false" fo:padding-top="0.137cm" fo:padding-bottom="0.137cm" fo:padding-left="0.262cm" fo:padding-right="0.262cm" draw:shadow-opacity="25%"/>
    </style:style>
    <style:style style:name="gr24" style:family="graphic" style:parent-style-name="standard">
      <style:graphic-properties svg:stroke-width="0.025cm" svg:stroke-color="#000080" draw:marker-start-width="0.237cm" draw:marker-end-width="0.237cm" draw:fill="solid" draw:fill-color="#800000" draw:opacity="25%" draw:textarea-horizontal-align="justify" draw:textarea-vertical-align="middle" draw:auto-grow-height="false" fo:padding-top="0.137cm" fo:padding-bottom="0.137cm" fo:padding-left="0.262cm" fo:padding-right="0.262cm" draw:shadow-opacity="25%"/>
    </style:style>
    <style:style style:name="gr25" style:family="graphic" style:parent-style-name="standard">
      <style:graphic-properties svg:stroke-width="0.025cm" svg:stroke-color="#000080" draw:marker-start-width="0.237cm" draw:marker-end-width="0.237cm" draw:fill="solid" draw:fill-color="#000080" draw:opacity="25%" draw:textarea-horizontal-align="justify" draw:textarea-vertical-align="middle" draw:auto-grow-height="false" fo:padding-top="0.137cm" fo:padding-bottom="0.137cm" fo:padding-left="0.262cm" fo:padding-right="0.262cm" draw:shadow-opacity="25%"/>
    </style:style>
    <style:style style:name="gr26" style:family="graphic" style:parent-style-name="standard">
      <style:graphic-properties svg:stroke-width="0.025cm" svg:stroke-color="#000080" draw:marker-start-width="0.237cm" draw:marker-end-width="0.237cm" draw:fill="solid" draw:fill-color="#008000" draw:opacity="25%" draw:textarea-horizontal-align="justify" draw:textarea-vertical-align="middle" draw:auto-grow-height="false" fo:padding-top="0.137cm" fo:padding-bottom="0.137cm" fo:padding-left="0.262cm" fo:padding-right="0.262cm" draw:shadow-opacity="25%"/>
    </style:style>
    <style:style style:name="gr27" style:family="graphic" style:parent-style-name="standard">
      <style:graphic-properties svg:stroke-width="0.025cm" svg:stroke-color="#000000" draw:marker-start-width="0.237cm" draw:marker-end-width="0.237cm" draw:fill="solid" draw:fill-color="#008000" draw:opacity="25%" draw:textarea-horizontal-align="justify" draw:textarea-vertical-align="middle" draw:auto-grow-height="false" fo:padding-top="0.137cm" fo:padding-bottom="0.137cm" fo:padding-left="0.262cm" fo:padding-right="0.262cm" draw:shadow-opacity="25%"/>
    </style:style>
    <style:style style:name="gr28" style:family="graphic" style:parent-style-name="standard">
      <style:graphic-properties svg:stroke-width="0.025cm" svg:stroke-color="#000000" draw:marker-start-width="0.237cm" draw:marker-end-width="0.237cm" draw:fill="solid" draw:fill-color="#000080" draw:opacity="25%" draw:textarea-horizontal-align="justify" draw:textarea-vertical-align="middle" draw:auto-grow-height="false" fo:padding-top="0.137cm" fo:padding-bottom="0.137cm" fo:padding-left="0.262cm" fo:padding-right="0.262cm" draw:shadow-opacity="25%"/>
    </style:style>
    <style:style style:name="gr29" style:family="graphic" style:parent-style-name="standard">
      <style:graphic-properties svg:stroke-width="0.025cm" svg:stroke-color="#000000" draw:marker-start-width="0.237cm" draw:marker-end-width="0.237cm" draw:fill="solid" draw:fill-color="#800000" draw:opacity="25%" draw:textarea-horizontal-align="justify" draw:textarea-vertical-align="middle" draw:auto-grow-height="false" fo:padding-top="0.137cm" fo:padding-bottom="0.137cm" fo:padding-left="0.262cm" fo:padding-right="0.262cm" draw:shadow-opacity="25%"/>
    </style:style>
    <style:style style:name="gr30" style:family="graphic" style:parent-style-name="standard">
      <style:graphic-properties svg:stroke-width="0.025cm" svg:stroke-color="#000000" draw:marker-start-width="0.237cm" draw:marker-end-width="0.237cm" draw:fill="solid" draw:fill-color="#800080" draw:opacity="25%" draw:textarea-horizontal-align="justify" draw:textarea-vertical-align="middle" draw:auto-grow-height="false" fo:padding-top="0.137cm" fo:padding-bottom="0.137cm" fo:padding-left="0.262cm" fo:padding-right="0.262cm" draw:shadow-opacity="25%"/>
    </style:style>
    <style:style style:name="gr31" style:family="graphic" style:parent-style-name="standard">
      <style:graphic-properties svg:stroke-width="0.025cm" svg:stroke-color="#000000" draw:marker-start-width="0.237cm" draw:marker-end-width="0.237cm" draw:fill="solid" draw:fill-color="#e6e6ff" draw:textarea-horizontal-align="justify" draw:textarea-vertical-align="middle" draw:auto-grow-height="false" fo:padding-top="0.137cm" fo:padding-bottom="0.137cm" fo:padding-left="0.262cm" fo:padding-right="0.262cm"/>
    </style:style>
    <style:style style:name="gr3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ext-properties fo:font-size="8pt" style:font-size-asian="8pt" style:font-size-complex="8pt"/>
    </style:style>
    <style:style style:name="P4" style:family="paragraph">
      <style:text-properties fo:font-family="FreeSerif" style:font-family-generic="roman" style:font-pitch="variable" fo:font-size="10.6999998092651pt" fo:font-style="italic" style:font-size-asian="10.6999998092651pt" style:font-style-asian="italic" style:font-size-complex="10.6999998092651pt" style:font-style-complex="italic"/>
    </style:style>
    <style:style style:name="T1" style:family="text">
      <style:text-properties fo:font-size="10pt" style:font-size-asian="10pt" style:font-size-complex="10pt"/>
    </style:style>
    <style:style style:name="T2" style:family="text">
      <style:text-properties fo:font-size="8pt" style:font-size-asian="8pt" style:font-size-complex="8pt"/>
    </style:style>
    <style:style style:name="T3" style:family="text">
      <style:text-properties fo:font-family="FreeSerif" style:font-family-generic="roman" style:font-pitch="variable" fo:font-size="10.6999998092651pt" fo:font-style="italic" style:font-size-asian="10.6999998092651pt" style:font-style-asian="italic" style:font-size-complex="10.6999998092651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g>
          <draw:polygon draw:style-name="gr1" draw:text-style-name="P1" draw:layer="layout" svg:width="2.15cm" svg:height="0.938cm" svg:x="8.79cm" svg:y="4.37cm" svg:viewBox="0 0 2151 939" draw:points="0,196 2151,0 1056,939">
            <text:p/>
          </draw:polygon>
          <draw:polygon draw:style-name="gr2" draw:text-style-name="P1" draw:layer="layout" svg:width="1.055cm" svg:height="2.424cm" svg:x="8.79cm" svg:y="4.565cm" svg:viewBox="0 0 1056 2425" draw:points="0,0 743,2425 1056,743">
            <text:p/>
          </draw:polygon>
          <draw:polygon draw:style-name="gr3" draw:text-style-name="P1" draw:layer="layout" svg:width="1.407cm" svg:height="2.62cm" svg:x="9.534cm" svg:y="4.37cm" svg:viewBox="0 0 1408 2621" draw:points="1408,0 0,2621 313,939">
            <text:p/>
          </draw:polygon>
          <draw:frame draw:style-name="gr4" draw:layer="layout" svg:width="0.655cm" svg:height="0.53cm" svg:x="8.091cm" svg:y="4.975cm">
            <draw:object xlink:href="./Object 19" xlink:type="simple" xlink:show="embed" xlink:actuate="onLoad"/>
            <draw:image xlink:href="./ObjectReplacements/Object 19" xlink:type="simple" xlink:show="embed" xlink:actuate="onLoad"/>
          </draw:frame>
          <draw:frame draw:style-name="gr4" draw:layer="layout" svg:width="0.655cm" svg:height="0.53cm" svg:x="11.139cm" svg:y="3.81cm">
            <draw:object xlink:href="./Object 26" xlink:type="simple" xlink:show="embed" xlink:actuate="onLoad"/>
            <draw:image xlink:href="./ObjectReplacements/Object 26" xlink:type="simple" xlink:show="embed" xlink:actuate="onLoad"/>
          </draw:frame>
          <draw:frame draw:style-name="gr4" draw:layer="layout" svg:width="0.655cm" svg:height="0.53cm" svg:x="9.722cm" svg:y="4.445cm">
            <draw:object xlink:href="./Object 27" xlink:type="simple" xlink:show="embed" xlink:actuate="onLoad"/>
            <draw:image xlink:href="./ObjectReplacements/Object 27" xlink:type="simple" xlink:show="embed" xlink:actuate="onLoad"/>
          </draw:frame>
          <draw:frame draw:style-name="gr4" draw:layer="layout" svg:width="0.655cm" svg:height="0.53cm" svg:x="8.706cm" svg:y="6.096cm">
            <draw:object xlink:href="./Object 29" xlink:type="simple" xlink:show="embed" xlink:actuate="onLoad"/>
            <draw:image xlink:href="./ObjectReplacements/Object 29" xlink:type="simple" xlink:show="embed" xlink:actuate="onLoad"/>
          </draw:frame>
          <draw:frame draw:style-name="gr4" draw:layer="layout" svg:width="0.67cm" svg:height="0.53cm" svg:x="9.199cm" svg:y="4.445cm">
            <draw:object xlink:href="./Object 36" xlink:type="simple" xlink:show="embed" xlink:actuate="onLoad"/>
            <draw:image xlink:href="./ObjectReplacements/Object 36" xlink:type="simple" xlink:show="embed" xlink:actuate="onLoad"/>
          </draw:frame>
          <draw:frame draw:style-name="gr4" draw:layer="layout" svg:width="0.67cm" svg:height="0.53cm" svg:x="9.093cm" svg:y="5.588cm">
            <draw:object xlink:href="./Object 38" xlink:type="simple" xlink:show="embed" xlink:actuate="onLoad"/>
            <draw:image xlink:href="./ObjectReplacements/Object 38" xlink:type="simple" xlink:show="embed" xlink:actuate="onLoad"/>
          </draw:frame>
          <draw:frame draw:style-name="gr4" draw:layer="layout" svg:width="0.67cm" svg:height="0.53cm" svg:x="9.632cm" svg:y="5.341cm">
            <draw:object xlink:href="./Object 39" xlink:type="simple" xlink:show="embed" xlink:actuate="onLoad"/>
            <draw:image xlink:href="./ObjectReplacements/Object 39" xlink:type="simple" xlink:show="embed" xlink:actuate="onLoad"/>
          </draw:frame>
          <draw:frame draw:style-name="gr4" draw:layer="layout" svg:width="0.67cm" svg:height="0.53cm" svg:x="10.744cm" svg:y="5.439cm">
            <draw:object xlink:href="./Object 40" xlink:type="simple" xlink:show="embed" xlink:actuate="onLoad"/>
            <draw:image xlink:href="./ObjectReplacements/Object 40" xlink:type="simple" xlink:show="embed" xlink:actuate="onLoad"/>
          </draw:frame>
          <draw:polygon draw:style-name="gr5" draw:text-style-name="P1" draw:layer="layout" svg:width="3.01cm" svg:height="2.62cm" svg:x="9.534cm" svg:y="4.37cm" svg:viewBox="0 0 3011 2621" draw:points="1408,0 0,2621 3011,1643">
            <text:p/>
          </draw:polygon>
          <draw:custom-shape draw:style-name="gr6" draw:text-style-name="P1" draw:layer="layout" svg:width="0.235cm" svg:height="0.234cm" svg:x="9.416cm" svg:y="6.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35cm" svg:height="0.235cm" svg:x="8.673cm" svg:y="4.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35cm" svg:height="0.235cm" svg:x="10.824cm" svg:y="4.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34cm" svg:height="0.235cm" svg:x="9.729cm" svg:y="5.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35cm" svg:height="0.234cm" svg:x="12.428cm" svg:y="5.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0.655cm" svg:height="0.53cm" svg:x="12.536cm" svg:y="5.08cm">
            <draw:object xlink:href="./Object 42" xlink:type="simple" xlink:show="embed" xlink:actuate="onLoad"/>
            <draw:image xlink:href="./ObjectReplacements/Object 42" xlink:type="simple" xlink:show="embed" xlink:actuate="onLoad"/>
          </draw:frame>
        </draw:g>
        <draw:custom-shape draw:style-name="gr7" draw:text-style-name="P1" draw:layer="layout" svg:width="0.315cm" svg:height="0.227cm" draw:transform="rotate (0.784700031696651) translate (12.44cm 2.537cm)">
          <text:p/>
          <draw:enhanced-geometry svg:viewBox="0 0 21600 21600" draw:mirror-vertical="true"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8" draw:text-style-name="P1" draw:layer="layout" svg:width="1.458cm" svg:height="1.372cm" draw:transform="rotate (-1.5707963267949) translate (9.648cm 1.81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1" draw:layer="layout" svg:width="1.458cm" svg:height="1.372cm" draw:transform="rotate (-1.5707963267949) translate (9.648cm 2.8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0" draw:text-style-name="P1" draw:layer="layout" svg:width="0.772cm" svg:height="4.487cm" draw:transform="rotate (1.5707963267949) translate (8.336cm 3.439cm)">
            <text:p/>
            <draw:enhanced-geometry svg:viewBox="0 0 21600 21600" draw:text-areas="?f0 0 ?f2 ?f5" draw:type="down-arrow" draw:modifiers="19116.577540107 6706.3389391979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1" draw:text-style-name="P1" draw:layer="layout" svg:width="1.258cm" svg:height="0.844cm" draw:transform="skewX (0.00122173047639599) rotate (0.784700031696651) translate (11.591cm 4.101cm)">
          <text:p/>
          <draw:enhanced-geometry svg:viewBox="0 0 21600 21600"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349cm" svg:height="1.372cm" draw:transform="rotate (-1.5707963267949) translate (16.99cm 1.86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7" draw:text-style-name="P1" draw:layer="layout" svg:width="0.849cm" svg:height="0.844cm" draw:transform="skewX (-0.00122173047639591) rotate (0.784700031696651) translate (18.992cm 2.124cm)">
          <text:p/>
          <draw:enhanced-geometry svg:viewBox="0 0 21600 21600" draw:mirror-vertical="true"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1.458cm" svg:height="1.372cm" draw:transform="rotate (-1.5707963267949) translate (16.99cm 2.84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1" draw:text-style-name="P1" draw:layer="layout" svg:width="0.924cm" svg:height="0.844cm" draw:transform="skewX (0.00122173047639607) rotate (0.784700031696651) translate (18.813cm 4.101cm)">
          <text:p/>
          <draw:enhanced-geometry svg:viewBox="0 0 21600 21600"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0.772cm" svg:height="2.156cm" draw:transform="rotate (1.5707963267949) translate (16.255cm 3.429cm)">
          <text:p/>
          <draw:enhanced-geometry svg:viewBox="0 0 21600 21600" draw:text-areas="?f0 0 ?f2 ?f5" draw:type="down-arrow" draw:modifiers="17405.8252427184 6438.4615384615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8" draw:text-style-name="P1" draw:layer="layout" svg:width="1.458cm" svg:height="1.372cm" draw:transform="rotate (-1.5707963267949) translate (3.864cm 1.7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0" draw:text-style-name="P2" draw:layer="layout" svg:width="0.772cm" svg:height="3.369cm" draw:transform="rotate (1.5707963267949) translate (3.002cm 3.398cm)">
            <text:p/>
            <draw:enhanced-geometry svg:viewBox="0 0 21600 21600" draw:mirror-horizontal="false" draw:mirror-vertical="false" draw:text-areas="?f0 0 ?f2 ?f5" draw:type="down-arrow" draw:modifiers="17405.8252427184 6438.4615384615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 draw:layer="layout" svg:width="1.458cm" svg:height="1.372cm" draw:transform="rotate (-1.5707963267949) translate (3.864cm 2.80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g>
          <draw:polygon draw:style-name="gr2" draw:text-style-name="P1" draw:layer="layout" svg:width="1.055cm" svg:height="2.424cm" svg:x="2.858cm" svg:y="4.692cm" svg:viewBox="0 0 1056 2425" draw:points="0,0 743,2425 1056,743">
            <text:p/>
          </draw:polygon>
          <draw:polygon draw:style-name="gr3" draw:text-style-name="P1" draw:layer="layout" svg:width="1.407cm" svg:height="2.62cm" svg:x="3.602cm" svg:y="4.497cm" svg:viewBox="0 0 1408 2621" draw:points="1408,0 0,2621 313,939">
            <text:p/>
          </draw:polygon>
          <draw:frame draw:style-name="gr4" draw:layer="layout" svg:width="0.655cm" svg:height="0.53cm" svg:x="2.125cm" svg:y="4.296cm">
            <draw:object xlink:href="./Object 13" xlink:type="simple" xlink:show="embed" xlink:actuate="onLoad"/>
            <draw:image xlink:href="./ObjectReplacements/Object 13" xlink:type="simple" xlink:show="embed" xlink:actuate="onLoad"/>
          </draw:frame>
          <draw:frame draw:style-name="gr4" draw:layer="layout" svg:width="0.655cm" svg:height="0.53cm" svg:x="4.919cm" svg:y="3.937cm">
            <draw:object xlink:href="./Object 14" xlink:type="simple" xlink:show="embed" xlink:actuate="onLoad"/>
            <draw:image xlink:href="./ObjectReplacements/Object 14" xlink:type="simple" xlink:show="embed" xlink:actuate="onLoad"/>
          </draw:frame>
          <draw:frame draw:style-name="gr4" draw:layer="layout" svg:width="0.655cm" svg:height="0.53cm" svg:x="3.252cm" svg:y="5.229cm">
            <draw:object xlink:href="./Object 16" xlink:type="simple" xlink:show="embed" xlink:actuate="onLoad"/>
            <draw:image xlink:href="./ObjectReplacements/Object 16" xlink:type="simple" xlink:show="embed" xlink:actuate="onLoad"/>
          </draw:frame>
          <draw:frame draw:style-name="gr4" draw:layer="layout" svg:width="0.655cm" svg:height="0.53cm" svg:x="2.998cm" svg:y="6.985cm">
            <draw:object xlink:href="./Object 17" xlink:type="simple" xlink:show="embed" xlink:actuate="onLoad"/>
            <draw:image xlink:href="./ObjectReplacements/Object 17" xlink:type="simple" xlink:show="embed" xlink:actuate="onLoad"/>
          </draw:frame>
          <draw:frame draw:style-name="gr4" draw:layer="layout" svg:width="0.67cm" svg:height="0.53cm" svg:x="3.542cm" svg:y="4.677cm">
            <draw:object xlink:href="./Object 22" xlink:type="simple" xlink:show="embed" xlink:actuate="onLoad"/>
            <draw:image xlink:href="./ObjectReplacements/Object 22" xlink:type="simple" xlink:show="embed" xlink:actuate="onLoad"/>
          </draw:frame>
          <draw:frame draw:style-name="gr4" draw:layer="layout" svg:width="0.67cm" svg:height="0.53cm" svg:x="3.161cm" svg:y="5.715cm">
            <draw:object xlink:href="./Object 23" xlink:type="simple" xlink:show="embed" xlink:actuate="onLoad"/>
            <draw:image xlink:href="./ObjectReplacements/Object 23" xlink:type="simple" xlink:show="embed" xlink:actuate="onLoad"/>
          </draw:frame>
          <draw:frame draw:style-name="gr4" draw:layer="layout" svg:width="0.67cm" svg:height="0.53cm" svg:x="3.7cm" svg:y="5.468cm">
            <draw:object xlink:href="./Object 24" xlink:type="simple" xlink:show="embed" xlink:actuate="onLoad"/>
            <draw:image xlink:href="./ObjectReplacements/Object 24" xlink:type="simple" xlink:show="embed" xlink:actuate="onLoad"/>
          </draw:frame>
          <draw:frame draw:style-name="gr4" draw:layer="layout" svg:width="0.67cm" svg:height="0.53cm" svg:x="4.812cm" svg:y="5.566cm">
            <draw:object xlink:href="./Object 25" xlink:type="simple" xlink:show="embed" xlink:actuate="onLoad"/>
            <draw:image xlink:href="./ObjectReplacements/Object 25" xlink:type="simple" xlink:show="embed" xlink:actuate="onLoad"/>
          </draw:frame>
          <draw:polygon draw:style-name="gr1" draw:text-style-name="P1" draw:layer="layout" svg:width="2.15cm" svg:height="0.938cm" svg:x="2.858cm" svg:y="4.497cm" svg:viewBox="0 0 2151 939" draw:points="0,196 2151,0 1056,939">
            <text:p/>
          </draw:polygon>
          <draw:polygon draw:style-name="gr5" draw:text-style-name="P1" draw:layer="layout" svg:width="3.01cm" svg:height="2.62cm" svg:x="3.602cm" svg:y="4.497cm" svg:viewBox="0 0 3011 2621" draw:points="1408,0 0,2621 3011,1643">
            <text:p/>
          </draw:polygon>
          <draw:custom-shape draw:style-name="gr6" draw:text-style-name="P1" draw:layer="layout" svg:width="0.235cm" svg:height="0.234cm" svg:x="3.484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35cm" svg:height="0.235cm" svg:x="2.741cm" svg:y="4.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35cm" svg:height="0.235cm" svg:x="4.892cm" svg:y="4.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34cm" svg:height="0.235cm" svg:x="3.797cm" svg:y="5.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35cm" svg:height="0.234cm" svg:x="6.496cm" svg:y="6.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 draw:text-style-name="P1" draw:layer="layout" svg:width="2.498cm" svg:height="1.147cm" svg:x="0.504cm" svg:y="2.445cm">
          <text:p text:style-name="P1"><text:span text:style-name="T1">In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2.371cm" svg:height="1.089cm" svg:x="6.34cm" svg:y="2.521cm">
          <text:p text:style-name="P1"><text:span text:style-name="T2">Key-S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3.475cm" svg:height="1.081cm" svg:x="12.777cm" svg:y="2.525cm">
          <text:p text:style-name="P1"><text:span text:style-name="T2">Exclusive-Sca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2.84cm" svg:height="1.081cm" svg:x="18.387cm" svg:y="2.527cm">
          <text:p text:style-name="P1"><text:span text:style-name="T1">Outpu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 draw:text-style-name="P1" draw:layer="layout" svg:width="1.029cm" svg:height="1.029cm" svg:x="8.255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1.029cm" svg:height="1.029cm" svg:x="12.065cm" svg:y="5.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0.787cm" svg:height="0.47cm" svg:x="8.502cm" svg:y="4.355cm">
            <draw:object xlink:href="./Object 10" xlink:type="simple" xlink:show="embed" xlink:actuate="onLoad"/>
            <draw:image xlink:href="./ObjectReplacements/Object 10" xlink:type="simple" xlink:show="embed" xlink:actuate="onLoad"/>
          </draw:frame>
          <draw:frame draw:style-name="gr4" draw:layer="layout" svg:width="0.423cm" svg:height="0.47cm" svg:x="12.345cm" svg:y="5.79cm">
            <draw:object xlink:href="./Object 21" xlink:type="simple" xlink:show="embed" xlink:actuate="onLoad"/>
            <draw:image xlink:href="./ObjectReplacements/Object 21" xlink:type="simple" xlink:show="embed" xlink:actuate="onLoad"/>
          </draw:frame>
          <draw:custom-shape draw:style-name="gr13" draw:text-style-name="P1" draw:layer="layout" svg:width="1.029cm" svg:height="1.029cm" svg:x="10.401cm" svg:y="3.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0.908cm" svg:height="0.47cm" svg:x="10.515cm" svg:y="4.017cm">
            <draw:object xlink:href="./Object 9" xlink:type="simple" xlink:show="embed" xlink:actuate="onLoad"/>
            <draw:image xlink:href="./ObjectReplacements/Object 9" xlink:type="simple" xlink:show="embed" xlink:actuate="onLoad"/>
          </draw:frame>
          <draw:frame draw:style-name="gr4" draw:layer="layout" svg:width="0.423cm" svg:height="0.47cm" svg:x="10.69cm" svg:y="4.399cm">
            <draw:object xlink:href="./Object 11" xlink:type="simple" xlink:show="embed" xlink:actuate="onLoad"/>
            <draw:image xlink:href="./ObjectReplacements/Object 11" xlink:type="simple" xlink:show="embed" xlink:actuate="onLoad"/>
          </draw:frame>
          <draw:custom-shape draw:style-name="gr13" draw:text-style-name="P1" draw:layer="layout" svg:width="1.029cm" svg:height="1.029cm" svg:x="9.017cm" svg:y="6.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0.908cm" svg:height="0.47cm" svg:x="9.094cm" svg:y="6.604cm">
            <draw:object xlink:href="./Object 12" xlink:type="simple" xlink:show="embed" xlink:actuate="onLoad"/>
            <draw:image xlink:href="./ObjectReplacements/Object 12" xlink:type="simple" xlink:show="embed" xlink:actuate="onLoad"/>
          </draw:frame>
          <draw:frame draw:style-name="gr4" draw:layer="layout" svg:width="0.423cm" svg:height="0.47cm" svg:x="9.269cm" svg:y="6.986cm">
            <draw:object xlink:href="./Object 18" xlink:type="simple" xlink:show="embed" xlink:actuate="onLoad"/>
            <draw:image xlink:href="./ObjectReplacements/Object 18" xlink:type="simple" xlink:show="embed" xlink:actuate="onLoad"/>
          </draw:frame>
          <draw:custom-shape draw:style-name="gr13" draw:text-style-name="P1" draw:layer="layout" svg:width="1.029cm" svg:height="1.029cm" svg:x="9.385cm" svg:y="4.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0.877cm" svg:height="0.47cm" svg:x="9.459cm" svg:y="4.943cm">
            <draw:object xlink:href="./Object 20" xlink:type="simple" xlink:show="embed" xlink:actuate="onLoad"/>
            <draw:image xlink:href="./ObjectReplacements/Object 20" xlink:type="simple" xlink:show="embed" xlink:actuate="onLoad"/>
          </draw:frame>
          <draw:frame draw:style-name="gr4" draw:layer="layout" svg:width="0.437cm" svg:height="0.47cm" svg:x="9.671cm" svg:y="5.362cm">
            <draw:object xlink:href="./Object 28" xlink:type="simple" xlink:show="embed" xlink:actuate="onLoad"/>
            <draw:image xlink:href="./ObjectReplacements/Object 28" xlink:type="simple" xlink:show="embed" xlink:actuate="onLoad"/>
          </draw:frame>
        </draw:g>
        <draw:custom-shape draw:style-name="gr11" draw:text-style-name="P1" draw:layer="layout" svg:width="0.926cm" svg:height="0.844cm" draw:transform="skewX (0.00122173047639604) rotate (0.784700031696651) translate (5.457cm 3.974cm)">
          <text:p/>
          <draw:enhanced-geometry svg:viewBox="0 0 21600 21600"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0.926cm" svg:height="0.844cm" draw:transform="skewX (-0.00122173047639589) rotate (0.784700031696651) translate (5.457cm 2.194cm)">
          <text:p/>
          <draw:enhanced-geometry svg:viewBox="0 0 21600 21600" draw:mirror-vertical="true"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4" draw:text-style-name="P1" draw:layer="layout" svg:width="0.502cm" svg:height="0.53cm" svg:x="9.057cm" svg:y="0.643cm">
            <text:p/>
            <draw:enhanced-geometry svg:viewBox="0 0 21600 21600" draw:mirror-horizontal="false" draw:mirror-vertical="false" draw:type="rectangle" draw:enhanced-path="M 0 0 L 21600 0 21600 21600 0 21600 0 0 Z N"/>
          </draw:custom-shape>
          <draw:frame draw:style-name="gr4" draw:layer="layout" svg:width="6.463cm" svg:height="0.47cm" svg:x="9.064cm" svg:y="0.657cm">
            <draw:object xlink:href="./Object 34" xlink:type="simple" xlink:show="embed" xlink:actuate="onLoad"/>
            <draw:image xlink:href="./ObjectReplacements/Object 34" xlink:type="simple" xlink:show="embed" xlink:actuate="onLoad"/>
          </draw:frame>
          <draw:custom-shape draw:style-name="gr15" draw:text-style-name="P1" draw:layer="layout" svg:width="0.502cm" svg:height="0.53cm" svg:x="9.057cm" svg:y="1.173cm">
            <text:p/>
            <draw:enhanced-geometry svg:viewBox="0 0 21600 21600" draw:mirror-horizontal="false" draw:mirror-vertical="false" draw:type="rectangle" draw:enhanced-path="M 0 0 L 21600 0 21600 21600 0 21600 0 0 Z N"/>
          </draw:custom-shape>
          <draw:frame draw:style-name="gr4" draw:layer="layout" svg:width="6.484cm" svg:height="0.47cm" svg:x="9.084cm" svg:y="1.195cm">
            <draw:object xlink:href="./Object 35" xlink:type="simple" xlink:show="embed" xlink:actuate="onLoad"/>
            <draw:image xlink:href="./ObjectReplacements/Object 35" xlink:type="simple" xlink:show="embed" xlink:actuate="onLoad"/>
          </draw:frame>
          <draw:custom-shape draw:style-name="gr16" draw:text-style-name="P1" draw:layer="layout" svg:width="0.564cm" svg:height="0.53cm" svg:x="9.559cm" svg:y="0.643cm">
            <text:p/>
            <draw:enhanced-geometry svg:viewBox="0 0 21600 21600" draw:mirror-horizontal="false" draw:mirror-vertical="false" draw:type="rectangle" draw:enhanced-path="M 0 0 L 21600 0 21600 21600 0 21600 0 0 Z N"/>
          </draw:custom-shape>
          <draw:custom-shape draw:style-name="gr17" draw:text-style-name="P1" draw:layer="layout" svg:width="0.564cm" svg:height="0.53cm" svg:x="9.559cm" svg:y="1.173cm">
            <text:p/>
            <draw:enhanced-geometry svg:viewBox="0 0 21600 21600" draw:mirror-horizontal="false" draw:mirror-vertical="false" draw:type="rectangle" draw:enhanced-path="M 0 0 L 21600 0 21600 21600 0 21600 0 0 Z N"/>
          </draw:custom-shape>
          <draw:custom-shape draw:style-name="gr18" draw:text-style-name="P1" draw:layer="layout" svg:width="1.072cm" svg:height="1.06cm" svg:x="9.051cm" svg:y="0.643cm">
            <text:p/>
            <draw:enhanced-geometry svg:viewBox="0 0 21600 21600" draw:type="rectangle" draw:enhanced-path="M 0 0 L 21600 0 21600 21600 0 21600 0 0 Z N"/>
          </draw:custom-shape>
          <draw:line draw:style-name="gr19" draw:text-style-name="P1" draw:layer="layout" svg:x1="9.051cm" svg:y1="1.195cm" svg:x2="10.123cm" svg:y2="1.195cm">
            <text:p/>
          </draw:line>
          <draw:custom-shape draw:style-name="gr18" draw:text-style-name="P1" draw:layer="layout" svg:width="1.568cm" svg:height="1.06cm" svg:x="10.123cm" svg:y="0.643cm">
            <text:p/>
            <draw:enhanced-geometry svg:viewBox="0 0 21600 21600" draw:mirror-horizontal="false" draw:mirror-vertical="false" draw:type="rectangle" draw:enhanced-path="M 0 0 L 21600 0 21600 21600 0 21600 0 0 Z N"/>
          </draw:custom-shape>
          <draw:custom-shape draw:style-name="gr16" draw:text-style-name="P1" draw:layer="layout" svg:width="0.561cm" svg:height="1.06cm" svg:x="10.123cm" svg:y="0.643cm">
            <text:p/>
            <draw:enhanced-geometry svg:viewBox="0 0 21600 21600" draw:mirror-horizontal="false" draw:mirror-vertical="false" draw:type="rectangle" draw:enhanced-path="M 0 0 L 21600 0 21600 21600 0 21600 0 0 Z N"/>
          </draw:custom-shape>
          <draw:line draw:style-name="gr19" draw:text-style-name="P1" draw:layer="layout" svg:x1="9.051cm" svg:y1="1.195cm" svg:x2="15.528cm" svg:y2="1.195cm">
            <text:p/>
          </draw:line>
          <draw:custom-shape draw:style-name="gr20" draw:text-style-name="P1" draw:layer="layout" svg:width="0.487cm" svg:height="1.06cm" svg:x="10.684cm" svg:y="0.643cm">
            <text:p/>
            <draw:enhanced-geometry svg:viewBox="0 0 21600 21600" draw:mirror-horizontal="false" draw:mirror-vertical="false" draw:type="rectangle" draw:enhanced-path="M 0 0 L 21600 0 21600 21600 0 21600 0 0 Z N"/>
          </draw:custom-shape>
          <draw:custom-shape draw:style-name="gr21" draw:text-style-name="P1" draw:layer="layout" svg:width="0.52cm" svg:height="1.06cm" svg:x="11.171cm" svg:y="0.643cm">
            <text:p/>
            <draw:enhanced-geometry svg:viewBox="0 0 21600 21600" draw:mirror-horizontal="false" draw:mirror-vertical="false" draw:type="rectangle" draw:enhanced-path="M 0 0 L 21600 0 21600 21600 0 21600 0 0 Z N"/>
          </draw:custom-shape>
          <draw:custom-shape draw:style-name="gr21" draw:text-style-name="P1" draw:layer="layout" svg:width="0.662cm" svg:height="1.06cm" svg:x="11.691cm" svg:y="0.643cm">
            <text:p/>
            <draw:enhanced-geometry svg:viewBox="0 0 21600 21600" draw:mirror-horizontal="false" draw:mirror-vertical="false" draw:type="rectangle" draw:enhanced-path="M 0 0 L 21600 0 21600 21600 0 21600 0 0 Z N"/>
          </draw:custom-shape>
          <draw:custom-shape draw:style-name="gr16" draw:text-style-name="P1" draw:layer="layout" svg:width="0.558cm" svg:height="1.06cm" svg:x="12.353cm" svg:y="0.643cm">
            <text:p/>
            <draw:enhanced-geometry svg:viewBox="0 0 21600 21600" draw:mirror-horizontal="false" draw:mirror-vertical="false" draw:type="rectangle" draw:enhanced-path="M 0 0 L 21600 0 21600 21600 0 21600 0 0 Z N"/>
          </draw:custom-shape>
          <draw:custom-shape draw:style-name="gr20" draw:text-style-name="P1" draw:layer="layout" svg:width="0.509cm" svg:height="1.06cm" svg:x="12.911cm" svg:y="0.643cm">
            <text:p/>
            <draw:enhanced-geometry svg:viewBox="0 0 21600 21600" draw:mirror-horizontal="false" draw:mirror-vertical="false" draw:type="rectangle" draw:enhanced-path="M 0 0 L 21600 0 21600 21600 0 21600 0 0 Z N"/>
          </draw:custom-shape>
          <draw:custom-shape draw:style-name="gr21" draw:text-style-name="P1" draw:layer="layout" svg:width="0.584cm" svg:height="1.06cm" svg:x="13.42cm" svg:y="0.643cm">
            <text:p/>
            <draw:enhanced-geometry svg:viewBox="0 0 21600 21600" draw:mirror-horizontal="false" draw:mirror-vertical="false" draw:type="rectangle" draw:enhanced-path="M 0 0 L 21600 0 21600 21600 0 21600 0 0 Z N"/>
          </draw:custom-shape>
          <draw:custom-shape draw:style-name="gr16" draw:text-style-name="P1" draw:layer="layout" svg:width="0.527cm" svg:height="1.06cm" svg:x="14.004cm" svg:y="0.643cm">
            <text:p/>
            <draw:enhanced-geometry svg:viewBox="0 0 21600 21600" draw:mirror-horizontal="false" draw:mirror-vertical="false" draw:type="rectangle" draw:enhanced-path="M 0 0 L 21600 0 21600 21600 0 21600 0 0 Z N"/>
          </draw:custom-shape>
          <draw:custom-shape draw:style-name="gr20" draw:text-style-name="P1" draw:layer="layout" svg:width="0.503cm" svg:height="1.06cm" svg:x="14.531cm" svg:y="0.643cm">
            <text:p/>
            <draw:enhanced-geometry svg:viewBox="0 0 21600 21600" draw:mirror-horizontal="false" draw:mirror-vertical="false" draw:type="rectangle" draw:enhanced-path="M 0 0 L 21600 0 21600 21600 0 21600 0 0 Z N"/>
          </draw:custom-shape>
          <draw:custom-shape draw:style-name="gr21" draw:text-style-name="P1" draw:layer="layout" svg:width="0.494cm" svg:height="1.06cm" svg:x="15.034cm" svg:y="0.643cm">
            <text:p/>
            <draw:enhanced-geometry svg:viewBox="0 0 21600 21600" draw:mirror-horizontal="false" draw:mirror-vertical="false" draw:type="rectangle" draw:enhanced-path="M 0 0 L 21600 0 21600 21600 0 21600 0 0 Z N"/>
          </draw:custom-shape>
          <draw:custom-shape draw:style-name="gr18" draw:text-style-name="P1" draw:layer="layout" svg:width="1.568cm" svg:height="1.06cm" svg:x="10.123cm" svg:y="0.643cm">
            <text:p/>
            <draw:enhanced-geometry svg:viewBox="0 0 21600 21600" draw:mirror-horizontal="false" draw:mirror-vertical="false" draw:type="rectangle" draw:enhanced-path="M 0 0 L 21600 0 21600 21600 0 21600 0 0 Z N"/>
          </draw:custom-shape>
          <draw:custom-shape draw:style-name="gr18" draw:text-style-name="P1" draw:layer="layout" svg:width="1.644cm" svg:height="1.06cm" svg:x="12.36cm" svg:y="0.643cm">
            <text:p/>
            <draw:enhanced-geometry svg:viewBox="0 0 21600 21600" draw:mirror-horizontal="false" draw:mirror-vertical="false" draw:type="rectangle" draw:enhanced-path="M 0 0 L 21600 0 21600 21600 0 21600 0 0 Z N"/>
          </draw:custom-shape>
          <draw:custom-shape draw:style-name="gr18" draw:text-style-name="P1" draw:layer="layout" svg:width="1.524cm" svg:height="1.06cm" svg:x="14.004cm" svg:y="0.643cm">
            <text:p/>
            <draw:enhanced-geometry svg:viewBox="0 0 21600 21600" draw:mirror-horizontal="false" draw:mirror-vertical="false" draw:type="rectangle" draw:enhanced-path="M 0 0 L 21600 0 21600 21600 0 21600 0 0 Z N"/>
          </draw:custom-shape>
          <draw:custom-shape draw:style-name="gr18" draw:text-style-name="P1" draw:layer="layout" svg:width="0.662cm" svg:height="1.06cm" svg:x="11.691cm" svg:y="0.643cm">
            <text:p/>
            <draw:enhanced-geometry svg:viewBox="0 0 21600 21600" draw:mirror-horizontal="false" draw:mirror-vertical="false" draw:type="rectangle" draw:enhanced-path="M 0 0 L 21600 0 21600 21600 0 21600 0 0 Z N"/>
          </draw:custom-shape>
          <draw:frame draw:style-name="gr22" draw:text-style-name="P4" draw:layer="layout" svg:width="5.078cm" svg:height="0.704cm" svg:x="9.345cm" svg:y="0.119cm">
            <draw:text-box>
              <text:p><text:span text:style-name="T3">sorted cell-connections, links:</text:span></text:p>
            </draw:text-box>
          </draw:frame>
        </draw:g>
        <draw:g>
          <draw:custom-shape draw:style-name="gr23" draw:text-style-name="P1" draw:layer="layout" svg:width="1.573cm" svg:height="0.53cm" svg:x="7.354cm" svg:y="1.172cm">
            <text:p/>
            <draw:enhanced-geometry svg:viewBox="0 0 21600 21600" draw:mirror-horizontal="false" draw:mirror-vertical="false" draw:type="rectangle" draw:enhanced-path="M 0 0 L 21600 0 21600 21600 0 21600 0 0 Z N"/>
          </draw:custom-shape>
          <draw:custom-shape draw:style-name="gr24" draw:text-style-name="P1" draw:layer="layout" svg:width="1.518cm" svg:height="0.53cm" svg:x="2.782cm" svg:y="1.172cm">
            <text:p/>
            <draw:enhanced-geometry svg:viewBox="0 0 21600 21600" draw:mirror-horizontal="false" draw:mirror-vertical="false" draw:type="rectangle" draw:enhanced-path="M 0 0 L 21600 0 21600 21600 0 21600 0 0 Z N"/>
          </draw:custom-shape>
          <draw:custom-shape draw:style-name="gr25" draw:text-style-name="P1" draw:layer="layout" svg:width="1.518cm" svg:height="0.53cm" svg:x="4.306cm" svg:y="1.172cm">
            <text:p/>
            <draw:enhanced-geometry svg:viewBox="0 0 21600 21600" draw:mirror-horizontal="false" draw:mirror-vertical="false" draw:type="rectangle" draw:enhanced-path="M 0 0 L 21600 0 21600 21600 0 21600 0 0 Z N"/>
          </draw:custom-shape>
          <draw:custom-shape draw:style-name="gr26" draw:text-style-name="P1" draw:layer="layout" svg:width="1.518cm" svg:height="0.53cm" svg:x="5.83cm" svg:y="1.172cm">
            <text:p/>
            <draw:enhanced-geometry svg:viewBox="0 0 21600 21600" draw:mirror-horizontal="false" draw:mirror-vertical="false" draw:type="rectangle" draw:enhanced-path="M 0 0 L 21600 0 21600 21600 0 21600 0 0 Z N"/>
          </draw:custom-shape>
          <draw:custom-shape draw:style-name="gr27" draw:text-style-name="P1" draw:layer="layout" svg:width="1.518cm" svg:height="0.53cm" svg:x="5.83cm" svg:y="0.642cm">
            <text:p/>
            <draw:enhanced-geometry svg:viewBox="0 0 21600 21600" draw:mirror-horizontal="false" draw:mirror-vertical="false" draw:type="rectangle" draw:enhanced-path="M 0 0 L 21600 0 21600 21600 0 21600 0 0 Z N"/>
          </draw:custom-shape>
          <draw:custom-shape draw:style-name="gr28" draw:text-style-name="P1" draw:layer="layout" svg:width="1.518cm" svg:height="0.53cm" svg:x="4.306cm" svg:y="0.642cm">
            <text:p/>
            <draw:enhanced-geometry svg:viewBox="0 0 21600 21600" draw:mirror-horizontal="false" draw:mirror-vertical="false" draw:type="rectangle" draw:enhanced-path="M 0 0 L 21600 0 21600 21600 0 21600 0 0 Z N"/>
          </draw:custom-shape>
          <draw:custom-shape draw:style-name="gr29" draw:text-style-name="P1" draw:layer="layout" svg:width="1.518cm" svg:height="0.53cm" svg:x="2.782cm" svg:y="0.642cm">
            <text:p/>
            <draw:enhanced-geometry svg:viewBox="0 0 21600 21600" draw:mirror-horizontal="false" draw:mirror-vertical="false" draw:type="rectangle" draw:enhanced-path="M 0 0 L 21600 0 21600 21600 0 21600 0 0 Z N"/>
          </draw:custom-shape>
          <draw:frame draw:style-name="gr4" draw:layer="layout" svg:width="5.719cm" svg:height="0.47cm" svg:x="2.999cm" svg:y="0.702cm">
            <draw:object xlink:href="./Object 30" xlink:type="simple" xlink:show="embed" xlink:actuate="onLoad"/>
            <draw:image xlink:href="./ObjectReplacements/Object 30" xlink:type="simple" xlink:show="embed" xlink:actuate="onLoad"/>
          </draw:frame>
          <draw:frame draw:style-name="gr4" draw:layer="layout" svg:width="1.374cm" svg:height="0.47cm" svg:x="2.78cm" svg:y="1.216cm">
            <draw:object xlink:href="./Object 31" xlink:type="simple" xlink:show="embed" xlink:actuate="onLoad"/>
            <draw:image xlink:href="./ObjectReplacements/Object 31" xlink:type="simple" xlink:show="embed" xlink:actuate="onLoad"/>
          </draw:frame>
          <draw:frame draw:style-name="gr4" draw:layer="layout" svg:width="0.67cm" svg:height="0.53cm" svg:x="3.206cm" svg:y="0.103cm">
            <draw:object xlink:href="./Object 32" xlink:type="simple" xlink:show="embed" xlink:actuate="onLoad"/>
            <draw:image xlink:href="./ObjectReplacements/Object 32" xlink:type="simple" xlink:show="embed" xlink:actuate="onLoad"/>
          </draw:frame>
          <draw:frame draw:style-name="gr4" draw:layer="layout" svg:width="0.67cm" svg:height="0.53cm" svg:x="4.73cm" svg:y="0.081cm">
            <draw:object xlink:href="./Object 33" xlink:type="simple" xlink:show="embed" xlink:actuate="onLoad"/>
            <draw:image xlink:href="./ObjectReplacements/Object 33" xlink:type="simple" xlink:show="embed" xlink:actuate="onLoad"/>
          </draw:frame>
          <draw:frame draw:style-name="gr4" draw:layer="layout" svg:width="0.67cm" svg:height="0.53cm" svg:x="6.254cm" svg:y="0.081cm">
            <draw:object xlink:href="./Object 43" xlink:type="simple" xlink:show="embed" xlink:actuate="onLoad"/>
            <draw:image xlink:href="./ObjectReplacements/Object 43" xlink:type="simple" xlink:show="embed" xlink:actuate="onLoad"/>
          </draw:frame>
          <draw:frame draw:style-name="gr4" draw:layer="layout" svg:width="0.67cm" svg:height="0.53cm" svg:x="7.778cm" svg:y="0.103cm">
            <draw:object xlink:href="./Object 44" xlink:type="simple" xlink:show="embed" xlink:actuate="onLoad"/>
            <draw:image xlink:href="./ObjectReplacements/Object 44" xlink:type="simple" xlink:show="embed" xlink:actuate="onLoad"/>
          </draw:frame>
          <draw:frame draw:style-name="gr4" draw:layer="layout" svg:width="1.341cm" svg:height="0.47cm" svg:x="4.257cm" svg:y="1.232cm">
            <draw:object xlink:href="./Object 45" xlink:type="simple" xlink:show="embed" xlink:actuate="onLoad"/>
            <draw:image xlink:href="./ObjectReplacements/Object 45" xlink:type="simple" xlink:show="embed" xlink:actuate="onLoad"/>
          </draw:frame>
          <draw:frame draw:style-name="gr4" draw:layer="layout" svg:width="1.385cm" svg:height="0.47cm" svg:x="5.828cm" svg:y="1.232cm">
            <draw:object xlink:href="./Object 46" xlink:type="simple" xlink:show="embed" xlink:actuate="onLoad"/>
            <draw:image xlink:href="./ObjectReplacements/Object 46" xlink:type="simple" xlink:show="embed" xlink:actuate="onLoad"/>
          </draw:frame>
          <draw:custom-shape draw:style-name="gr30" draw:text-style-name="P1" draw:layer="layout" svg:width="1.573cm" svg:height="0.53cm" svg:x="7.355cm" svg:y="0.642cm">
            <text:p/>
            <draw:enhanced-geometry svg:viewBox="0 0 21600 21600" draw:mirror-horizontal="false" draw:mirror-vertical="false" draw:type="rectangle" draw:enhanced-path="M 0 0 L 21600 0 21600 21600 0 21600 0 0 Z N"/>
          </draw:custom-shape>
          <draw:frame draw:style-name="gr4" draw:layer="layout" svg:width="1.353cm" svg:height="0.47cm" svg:x="7.355cm" svg:y="1.232cm">
            <draw:object xlink:href="./Object 47" xlink:type="simple" xlink:show="embed" xlink:actuate="onLoad"/>
            <draw:image xlink:href="./ObjectReplacements/Object 47" xlink:type="simple" xlink:show="embed" xlink:actuate="onLoad"/>
          </draw:frame>
          <draw:frame draw:style-name="gr22" draw:text-style-name="P4" draw:layer="layout" svg:width="1.751cm" svg:height="0.704cm" svg:x="1.156cm" svg:y="1.106cm">
            <draw:text-box>
              <text:p><text:span text:style-name="T3">cell-ids:</text:span></text:p>
            </draw:text-box>
          </draw:frame>
          <draw:frame draw:style-name="gr22" draw:text-style-name="P4" draw:layer="layout" svg:width="3.127cm" svg:height="0.704cm" svg:x="-0.22cm" svg:y="0.589cm">
            <draw:text-box>
              <text:p><text:span text:style-name="T3">cell-connections:</text:span></text:p>
            </draw:text-box>
          </draw:frame>
        </draw:g>
        <draw:custom-shape draw:style-name="gr31" draw:text-style-name="P1" draw:layer="layout" svg:width="3.81cm" svg:height="0.531cm" svg:x="17.631cm" svg:y="1.142cm">
          <text:p/>
          <draw:enhanced-geometry svg:viewBox="0 0 21600 21600" draw:mirror-horizontal="false" draw:mirror-vertical="false" draw:type="rectangle" draw:enhanced-path="M 0 0 L 21600 0 21600 21600 0 21600 0 0 Z N"/>
        </draw:custom-shape>
        <draw:line draw:style-name="gr19" draw:text-style-name="P1" draw:layer="layout" svg:x1="17.631cm" svg:y1="1.142cm" svg:x2="21.441cm" svg:y2="1.142cm">
          <text:p/>
        </draw:line>
        <draw:frame draw:style-name="gr22" draw:text-style-name="P4" draw:layer="layout" svg:width="2.449cm" svg:height="0.704cm" svg:x="15.405cm" svg:y="1.038cm">
          <draw:text-box>
            <text:p><text:span text:style-name="T3">links-offsets:</text:span></text:p>
          </draw:text-box>
        </draw:frame>
        <draw:frame draw:style-name="gr4" draw:layer="layout" svg:width="3.577cm" svg:height="0.47cm" svg:x="17.66cm" svg:y="1.18cm">
          <draw:object xlink:href="./Object 37" xlink:type="simple" xlink:show="embed" xlink:actuate="onLoad"/>
          <draw:image xlink:href="./ObjectReplacements/Object 37" xlink:type="simple" xlink:show="embed" xlink:actuate="onLoad"/>
        </draw:frame>
        <draw:custom-shape draw:style-name="gr31" draw:text-style-name="P1" draw:layer="layout" svg:width="3.81cm" svg:height="0.508cm" svg:x="11.718cm" svg:y="1.807cm">
          <text:p/>
          <draw:enhanced-geometry svg:viewBox="0 0 21600 21600" draw:mirror-horizontal="false" draw:mirror-vertical="false" draw:type="rectangle" draw:enhanced-path="M 0 0 L 21600 0 21600 21600 0 21600 0 0 Z N"/>
        </draw:custom-shape>
        <draw:frame draw:style-name="gr22" draw:text-style-name="P4" draw:layer="layout" svg:width="2.471cm" svg:height="0.704cm" svg:x="9.559cm" svg:y="1.703cm">
          <draw:text-box>
            <text:p><text:span text:style-name="T3">links-counts:</text:span></text:p>
          </draw:text-box>
        </draw:frame>
        <draw:frame draw:style-name="gr4" draw:layer="layout" svg:width="3.56cm" svg:height="0.47cm" svg:x="11.747cm" svg:y="1.845cm">
          <draw:object xlink:href="./Object 48" xlink:type="simple" xlink:show="embed" xlink:actuate="onLoad"/>
          <draw:image xlink:href="./ObjectReplacements/Object 48" xlink:type="simple" xlink:show="embed" xlink:actuate="onLoad"/>
        </draw:frame>
        <draw:line draw:style-name="gr19" draw:text-style-name="P1" draw:layer="layout" svg:x1="11.718cm" svg:y1="2.315cm" svg:x2="15.528cm" svg:y2="2.315cm">
          <text:p/>
        </draw:line>
        <draw:g>
          <draw:polygon draw:style-name="gr1" draw:text-style-name="P1" draw:layer="layout" svg:width="2.15cm" svg:height="0.938cm" svg:x="16.481cm" svg:y="4.624cm" svg:viewBox="0 0 2151 939" draw:points="0,196 2151,0 1056,939">
            <text:p/>
          </draw:polygon>
          <draw:polygon draw:style-name="gr2" draw:text-style-name="P1" draw:layer="layout" svg:width="1.055cm" svg:height="2.424cm" svg:x="16.481cm" svg:y="4.819cm" svg:viewBox="0 0 1056 2425" draw:points="0,0 743,2425 1056,743">
            <text:p/>
          </draw:polygon>
          <draw:polygon draw:style-name="gr3" draw:text-style-name="P1" draw:layer="layout" svg:width="1.407cm" svg:height="2.62cm" svg:x="17.225cm" svg:y="4.624cm" svg:viewBox="0 0 1408 2621" draw:points="1408,0 0,2621 313,939">
            <text:p/>
          </draw:polygon>
          <draw:frame draw:style-name="gr4" draw:layer="layout" svg:width="0.655cm" svg:height="0.53cm" svg:x="15.748cm" svg:y="4.423cm">
            <draw:object xlink:href="./Object 2" xlink:type="simple" xlink:show="embed" xlink:actuate="onLoad"/>
            <draw:image xlink:href="./ObjectReplacements/Object 2" xlink:type="simple" xlink:show="embed" xlink:actuate="onLoad"/>
          </draw:frame>
          <draw:frame draw:style-name="gr4" draw:layer="layout" svg:width="0.655cm" svg:height="0.53cm" svg:x="18.542cm" svg:y="4.064cm">
            <draw:object xlink:href="./Object 1" xlink:type="simple" xlink:show="embed" xlink:actuate="onLoad"/>
            <draw:image xlink:href="./ObjectReplacements/Object 1" xlink:type="simple" xlink:show="embed" xlink:actuate="onLoad"/>
          </draw:frame>
          <draw:frame draw:style-name="gr4" draw:layer="layout" svg:width="0.655cm" svg:height="0.53cm" svg:x="16.765cm" svg:y="5.15cm">
            <draw:object xlink:href="./Object 3" xlink:type="simple" xlink:show="embed" xlink:actuate="onLoad"/>
            <draw:image xlink:href="./ObjectReplacements/Object 3" xlink:type="simple" xlink:show="embed" xlink:actuate="onLoad"/>
          </draw:frame>
          <draw:frame draw:style-name="gr4" draw:layer="layout" svg:width="0.655cm" svg:height="0.53cm" svg:x="16.621cm" svg:y="7.112cm">
            <draw:object xlink:href="./Object 4" xlink:type="simple" xlink:show="embed" xlink:actuate="onLoad"/>
            <draw:image xlink:href="./ObjectReplacements/Object 4" xlink:type="simple" xlink:show="embed" xlink:actuate="onLoad"/>
          </draw:frame>
          <draw:frame draw:style-name="gr4" draw:layer="layout" svg:width="0.67cm" svg:height="0.53cm" svg:x="17.165cm" svg:y="4.702cm">
            <draw:object xlink:href="./Object 5" xlink:type="simple" xlink:show="embed" xlink:actuate="onLoad"/>
            <draw:image xlink:href="./ObjectReplacements/Object 5" xlink:type="simple" xlink:show="embed" xlink:actuate="onLoad"/>
          </draw:frame>
          <draw:frame draw:style-name="gr4" draw:layer="layout" svg:width="0.67cm" svg:height="0.53cm" svg:x="16.784cm" svg:y="5.842cm">
            <draw:object xlink:href="./Object 6" xlink:type="simple" xlink:show="embed" xlink:actuate="onLoad"/>
            <draw:image xlink:href="./ObjectReplacements/Object 6" xlink:type="simple" xlink:show="embed" xlink:actuate="onLoad"/>
          </draw:frame>
          <draw:frame draw:style-name="gr4" draw:layer="layout" svg:width="0.67cm" svg:height="0.53cm" svg:x="17.323cm" svg:y="5.595cm">
            <draw:object xlink:href="./Object 7" xlink:type="simple" xlink:show="embed" xlink:actuate="onLoad"/>
            <draw:image xlink:href="./ObjectReplacements/Object 7" xlink:type="simple" xlink:show="embed" xlink:actuate="onLoad"/>
          </draw:frame>
          <draw:frame draw:style-name="gr4" draw:layer="layout" svg:width="0.67cm" svg:height="0.53cm" svg:x="18.435cm" svg:y="5.693cm">
            <draw:object xlink:href="./Object 8" xlink:type="simple" xlink:show="embed" xlink:actuate="onLoad"/>
            <draw:image xlink:href="./ObjectReplacements/Object 8" xlink:type="simple" xlink:show="embed" xlink:actuate="onLoad"/>
          </draw:frame>
          <draw:polygon draw:style-name="gr5" draw:text-style-name="P1" draw:layer="layout" svg:width="3.01cm" svg:height="2.62cm" svg:x="17.225cm" svg:y="4.624cm" svg:viewBox="0 0 3011 2621" draw:points="1408,0 0,2621 3011,1643">
            <text:p/>
          </draw:polygon>
          <draw:custom-shape draw:style-name="gr6" draw:text-style-name="P1" draw:layer="layout" svg:width="0.235cm" svg:height="0.234cm" svg:x="17.107cm" svg:y="7.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35cm" svg:height="0.235cm" svg:x="16.364cm" svg:y="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35cm" svg:height="0.235cm" svg:x="18.515cm" svg:y="4.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34cm" svg:height="0.235cm" svg:x="17.42cm" svg:y="5.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35cm" svg:height="0.234cm" svg:x="20.11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1" draw:layer="layout" svg:width="0.574cm" svg:height="0.315cm" draw:transform="rotate (-1.09187798004765) translate (16.753cm 4.825cm)">
          <text:p/>
          <draw:enhanced-geometry svg:viewBox="0 0 21600 21600" draw:text-areas="0 ?f0 ?f5 ?f2"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574cm" svg:height="0.315cm" draw:transform="rotate (-0.248185819633594) translate (16.676cm 4.702cm)">
          <text:p/>
          <draw:enhanced-geometry svg:viewBox="0 0 21600 21600" draw:text-areas="0 ?f0 ?f5 ?f2"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574cm" svg:height="0.315cm" draw:transform="rotate (2.93686553233086) translate (20.122cm 6.404cm)">
          <text:p/>
          <draw:enhanced-geometry svg:viewBox="0 0 21600 21600" draw:text-areas="0 ?f0 ?f5 ?f2"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574cm" svg:height="0.315cm" draw:transform="rotate (-2.77350271434419) translate (18.554cm 4.784cm)">
          <text:p/>
          <draw:enhanced-geometry svg:viewBox="0 0 21600 21600" draw:text-areas="0 ?f0 ?f5 ?f2"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574cm" svg:height="0.315cm" draw:transform="rotate (-2.23210158037555) translate (18.669cm 4.817cm)">
          <text:p/>
          <draw:enhanced-geometry svg:viewBox="0 0 21600 21600" draw:text-areas="0 ?f0 ?f5 ?f2"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574cm" svg:height="0.315cm" draw:transform="rotate (-2.77350271434419) translate (18.555cm 4.785cm)">
          <text:p/>
          <draw:enhanced-geometry svg:viewBox="0 0 21600 21600" draw:text-areas="0 ?f0 ?f5 ?f2" draw:mirror-horizontal="false" draw:mirror-vertical="false"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574cm" svg:height="0.315cm" draw:transform="rotate (-1.32854462661808) translate (18.785cm 4.699cm)">
          <text:p/>
          <draw:enhanced-geometry svg:viewBox="0 0 21600 21600" draw:text-areas="0 ?f0 ?f5 ?f2"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573cm" svg:height="0.315cm" draw:transform="rotate (-1.87587988004351) translate (17.635cm 6.626cm)">
          <text:p/>
          <draw:enhanced-geometry svg:viewBox="0 0 21600 21600" draw:text-areas="0 ?f0 ?f5 ?f2" draw:mirror-horizontal="true" draw:mirror-vertical="true"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575cm" svg:height="0.315cm" draw:transform="rotate (-2.50751453634025) translate (17.907cm 6.984cm)">
          <text:p/>
          <draw:enhanced-geometry svg:viewBox="0 0 21600 21600" draw:text-areas="0 ?f0 ?f5 ?f2" draw:mirror-horizontal="true" draw:mirror-vertical="true"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574cm" svg:height="0.315cm" draw:transform="rotate (-1.32854462661808) translate (17.242cm 6.483cm)">
          <text:p/>
          <draw:enhanced-geometry svg:viewBox="0 0 21600 21600" draw:text-areas="0 ?f0 ?f5 ?f2" draw:mirror-horizontal="true" draw:mirror-vertical="true"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356cm" svg:height="0.315cm" draw:transform="rotate (-2.41204502625616) translate (17.537cm 5.746cm)">
          <text:p/>
          <draw:enhanced-geometry svg:viewBox="0 0 21600 21600" draw:text-areas="0 ?f0 ?f5 ?f2"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382cm" svg:height="0.315cm" draw:transform="rotate (1.95511782808405) translate (17.368cm 5.511cm)">
          <text:p/>
          <draw:enhanced-geometry svg:viewBox="0 0 21600 21600" draw:text-areas="0 ?f0 ?f5 ?f2" draw:mirror-horizontal="false" draw:mirror-vertical="false"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355cm" svg:height="0.315cm" draw:transform="rotate (-0.356745299107641) translate (17.701cm 5.423cm)">
          <text:p/>
          <draw:enhanced-geometry svg:viewBox="0 0 21600 21600" draw:text-areas="0 ?f0 ?f5 ?f2"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layer="layout" svg:width="0.655cm" svg:height="0.53cm" svg:x="6.604cm" svg:y="5.693cm">
          <draw:object xlink:href="./Object 49" xlink:type="simple" xlink:show="embed" xlink:actuate="onLoad"/>
          <draw:image xlink:href="./ObjectReplacements/Object 49" xlink:type="simple" xlink:show="embed" xlink:actuate="onLoad"/>
        </draw:frame>
        <draw:frame draw:style-name="gr4" draw:layer="layout" svg:width="0.655cm" svg:height="0.53cm" svg:x="20.046cm" svg:y="5.693cm">
          <draw:object xlink:href="./Object 15" xlink:type="simple" xlink:show="embed" xlink:actuate="onLoad"/>
          <draw:image xlink:href="./ObjectReplacements/Object 15" xlink:type="simple" xlink:show="embed" xlink:actuate="onLoad"/>
        </draw:fram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8.0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ob Miller</meta:initial-creator>
    <meta:creation-date>2012-03-28T22:32:09</meta:creation-date>
    <dc:date>2012-03-31T17:30:00</dc:date>
    <dc:creator>Bob Miller</dc:creator>
    <meta:editing-duration>PT17H33M8S</meta:editing-duration>
    <meta:editing-cycles>13</meta:editing-cycles>
    <meta:generator>LibreOffice/3.4$Unix LibreOffice_project/340m1$Build-302</meta:generator>
    <meta:document-statistic meta:object-count="159"/>
  </office:meta>
</office:document-meta>
</file>

<file path=Object 1/content.xml><?xml version="1.0" encoding="utf-8"?>
<math xmlns="http://www.w3.org/1998/Math/MathML">
  <semantics>
    <mrow>
      <mstyle color="green">
        <mrow>
          <msub>
            <mi>V</mi>
            <mrow>
              <mn>1</mn>
            </mrow>
          </msub>
        </mrow>
      </mstyle>
    </mrow>
    <annotation encoding="StarMath 5.0">color green V_{1}

</annotation>
  </semantics>
</math>
</file>

<file path=Object 10/content.xml><?xml version="1.0" encoding="utf-8"?>
<math xmlns="http://www.w3.org/1998/Math/MathML">
  <semantics>
    <mrow>
      <mstyle color="black">
        <mrow>
          <mn>0,</mn>
        </mrow>
      </mstyle>
      <mn>1</mn>
    </mrow>
    <annotation encoding="StarMath 5.0">color black 0, 1



</annotation>
  </semantics>
</math>
</file>

<file path=Object 11/content.xml><?xml version="1.0" encoding="utf-8"?>
<math xmlns="http://www.w3.org/1998/Math/MathML">
  <semantics>
    <mrow>
      <mstyle color="black">
        <mrow>
          <mn>3</mn>
        </mrow>
      </mstyle>
    </mrow>
    <annotation encoding="StarMath 5.0">color black 3




</annotation>
  </semantics>
</math>
</file>

<file path=Object 12/content.xml><?xml version="1.0" encoding="utf-8"?>
<math xmlns="http://www.w3.org/1998/Math/MathML">
  <semantics>
    <mrow>
      <mstyle color="black">
        <mrow>
          <mn>0,</mn>
        </mrow>
      </mstyle>
      <mn>2,</mn>
    </mrow>
    <annotation encoding="StarMath 5.0">color black 0, 2,




</annotation>
  </semantics>
</math>
</file>

<file path=Object 13/content.xml><?xml version="1.0" encoding="utf-8"?>
<math xmlns="http://www.w3.org/1998/Math/MathML">
  <semantics>
    <mrow>
      <mstyle color="green">
        <mrow>
          <msub>
            <mi>V</mi>
            <mrow>
              <mn>0</mn>
            </mrow>
          </msub>
        </mrow>
      </mstyle>
    </mrow>
    <annotation encoding="StarMath 5.0">color green V_{0}

</annotation>
  </semantics>
</math>
</file>

<file path=Object 14/content.xml><?xml version="1.0" encoding="utf-8"?>
<math xmlns="http://www.w3.org/1998/Math/MathML">
  <semantics>
    <mrow>
      <mstyle color="green">
        <mrow>
          <msub>
            <mi>V</mi>
            <mrow>
              <mn>1</mn>
            </mrow>
          </msub>
        </mrow>
      </mstyle>
    </mrow>
    <annotation encoding="StarMath 5.0">color green V_{1}

</annotation>
  </semantics>
</math>
</file>

<file path=Object 15/content.xml><?xml version="1.0" encoding="utf-8"?>
<math xmlns="http://www.w3.org/1998/Math/MathML">
  <semantics>
    <mrow>
      <mstyle color="green">
        <mrow>
          <msub>
            <mi>V</mi>
            <mrow>
              <mn>2</mn>
            </mrow>
          </msub>
        </mrow>
      </mstyle>
    </mrow>
    <annotation encoding="StarMath 5.0">color green V_{2}

</annotation>
  </semantics>
</math>
</file>

<file path=Object 16/content.xml><?xml version="1.0" encoding="utf-8"?>
<math xmlns="http://www.w3.org/1998/Math/MathML">
  <semantics>
    <mrow>
      <mstyle color="green">
        <mrow>
          <msub>
            <mi>V</mi>
            <mrow>
              <mn>4</mn>
            </mrow>
          </msub>
        </mrow>
      </mstyle>
    </mrow>
    <annotation encoding="StarMath 5.0">color green V_{4}

</annotation>
  </semantics>
</math>
</file>

<file path=Object 17/content.xml><?xml version="1.0" encoding="utf-8"?>
<math xmlns="http://www.w3.org/1998/Math/MathML">
  <semantics>
    <mrow>
      <mstyle color="green">
        <mrow>
          <msub>
            <mi>V</mi>
            <mrow>
              <mn>3</mn>
            </mrow>
          </msub>
        </mrow>
      </mstyle>
    </mrow>
    <annotation encoding="StarMath 5.0">color green V_{3}

</annotation>
  </semantics>
</math>
</file>

<file path=Object 18/content.xml><?xml version="1.0" encoding="utf-8"?>
<math xmlns="http://www.w3.org/1998/Math/MathML">
  <semantics>
    <mrow>
      <mstyle color="black">
        <mrow>
          <mn>3</mn>
        </mrow>
      </mstyle>
    </mrow>
    <annotation encoding="StarMath 5.0">color black 3




</annotation>
  </semantics>
</math>
</file>

<file path=Object 19/content.xml><?xml version="1.0" encoding="utf-8"?>
<math xmlns="http://www.w3.org/1998/Math/MathML">
  <semantics>
    <mrow>
      <mstyle color="green">
        <mrow>
          <msub>
            <mi>V</mi>
            <mrow>
              <mn>0</mn>
            </mrow>
          </msub>
        </mrow>
      </mstyle>
    </mrow>
    <annotation encoding="StarMath 5.0">color green V_{0}

</annotation>
  </semantics>
</math>
</file>

<file path=Object 2/content.xml><?xml version="1.0" encoding="utf-8"?>
<math xmlns="http://www.w3.org/1998/Math/MathML">
  <semantics>
    <mrow>
      <mstyle color="green">
        <mrow>
          <msub>
            <mi>V</mi>
            <mrow>
              <mn>0</mn>
            </mrow>
          </msub>
        </mrow>
      </mstyle>
    </mrow>
    <annotation encoding="StarMath 5.0">color green V_{0}

</annotation>
  </semantics>
</math>
</file>

<file path=Object 20/content.xml><?xml version="1.0" encoding="utf-8"?>
<math xmlns="http://www.w3.org/1998/Math/MathML">
  <semantics>
    <mrow>
      <mstyle color="black">
        <mrow>
          <mn>0,</mn>
        </mrow>
      </mstyle>
      <mn>1,</mn>
    </mrow>
    <annotation encoding="StarMath 5.0">color black 0, 1,



</annotation>
  </semantics>
</math>
</file>

<file path=Object 21/content.xml><?xml version="1.0" encoding="utf-8"?>
<math xmlns="http://www.w3.org/1998/Math/MathML">
  <semantics>
    <mrow>
      <mstyle color="black">
        <mrow>
          <mn>3</mn>
        </mrow>
      </mstyle>
    </mrow>
    <annotation encoding="StarMath 5.0">color black 3




</annotation>
  </semantics>
</math>
</file>

<file path=Object 22/content.xml><?xml version="1.0" encoding="utf-8"?>
<math xmlns="http://www.w3.org/1998/Math/MathML">
  <semantics>
    <mrow>
      <mstyle color="black">
        <mrow>
          <msub>
            <mi>F</mi>
            <mn>1</mn>
          </msub>
        </mrow>
      </mstyle>
    </mrow>
    <annotation encoding="StarMath 5.0">color black F_1


</annotation>
  </semantics>
</math>
</file>

<file path=Object 23/content.xml><?xml version="1.0" encoding="utf-8"?>
<math xmlns="http://www.w3.org/1998/Math/MathML">
  <semantics>
    <mrow>
      <mstyle color="black">
        <mrow>
          <msub>
            <mi>F</mi>
            <mn>0</mn>
          </msub>
        </mrow>
      </mstyle>
    </mrow>
    <annotation encoding="StarMath 5.0">color black F_0


</annotation>
  </semantics>
</math>
</file>

<file path=Object 24/content.xml><?xml version="1.0" encoding="utf-8"?>
<math xmlns="http://www.w3.org/1998/Math/MathML">
  <semantics>
    <mrow>
      <mstyle color="black">
        <mrow>
          <msub>
            <mi>F</mi>
            <mn>2</mn>
          </msub>
        </mrow>
      </mstyle>
    </mrow>
    <annotation encoding="StarMath 5.0">color black F_2


</annotation>
  </semantics>
</math>
</file>

<file path=Object 25/content.xml><?xml version="1.0" encoding="utf-8"?>
<math xmlns="http://www.w3.org/1998/Math/MathML">
  <semantics>
    <mrow>
      <mstyle color="black">
        <mrow>
          <msub>
            <mi>F</mi>
            <mn>3</mn>
          </msub>
        </mrow>
      </mstyle>
    </mrow>
    <annotation encoding="StarMath 5.0">color black F_3


</annotation>
  </semantics>
</math>
</file>

<file path=Object 26/content.xml><?xml version="1.0" encoding="utf-8"?>
<math xmlns="http://www.w3.org/1998/Math/MathML">
  <semantics>
    <mrow>
      <mstyle color="green">
        <mrow>
          <msub>
            <mi>V</mi>
            <mrow>
              <mn>1</mn>
            </mrow>
          </msub>
        </mrow>
      </mstyle>
    </mrow>
    <annotation encoding="StarMath 5.0">color green V_{1}

</annotation>
  </semantics>
</math>
</file>

<file path=Object 27/content.xml><?xml version="1.0" encoding="utf-8"?>
<math xmlns="http://www.w3.org/1998/Math/MathML">
  <semantics>
    <mrow>
      <mstyle color="green">
        <mrow>
          <msub>
            <mi>V</mi>
            <mrow>
              <mn>4</mn>
            </mrow>
          </msub>
        </mrow>
      </mstyle>
    </mrow>
    <annotation encoding="StarMath 5.0">color green V_{4}

</annotation>
  </semantics>
</math>
</file>

<file path=Object 28/content.xml><?xml version="1.0" encoding="utf-8"?>
<math xmlns="http://www.w3.org/1998/Math/MathML">
  <semantics>
    <mrow>
      <mstyle color="black">
        <mrow>
          <mn>2</mn>
        </mrow>
      </mstyle>
    </mrow>
    <annotation encoding="StarMath 5.0">color black 2




</annotation>
  </semantics>
</math>
</file>

<file path=Object 29/content.xml><?xml version="1.0" encoding="utf-8"?>
<math xmlns="http://www.w3.org/1998/Math/MathML">
  <semantics>
    <mrow>
      <mstyle color="green">
        <mrow>
          <msub>
            <mi>V</mi>
            <mrow>
              <mn>3</mn>
            </mrow>
          </msub>
        </mrow>
      </mstyle>
    </mrow>
    <annotation encoding="StarMath 5.0">color green V_{3}

</annotation>
  </semantics>
</math>
</file>

<file path=Object 3/content.xml><?xml version="1.0" encoding="utf-8"?>
<math xmlns="http://www.w3.org/1998/Math/MathML">
  <semantics>
    <mrow>
      <mstyle color="green">
        <mrow>
          <msub>
            <mi>V</mi>
            <mrow>
              <mn>4</mn>
            </mrow>
          </msub>
        </mrow>
      </mstyle>
    </mrow>
    <annotation encoding="StarMath 5.0">color green V_{4}

</annotation>
  </semantics>
</math>
</file>

<file path=Object 30/content.xml><?xml version="1.0" encoding="utf-8"?>
<math xmlns="http://www.w3.org/1998/Math/MathML">
  <semantics>
    <mrow>
      <mstyle color="black">
        <mrow>
          <mrow>
            <mn>0,</mn>
            <mn>3,</mn>
            <mn>4</mn>
            <mi/>
            <mrow/>
            <mrow/>
            <mn>0,</mn>
            <mn>4,</mn>
            <mn>1</mn>
            <mi/>
            <mn>1,</mn>
            <mn>4,</mn>
            <mn>3</mn>
            <mrow/>
            <mrow/>
            <mrow/>
            <mrow/>
            <mi/>
            <mn>1,</mn>
            <mn>3,</mn>
            <mn>2</mn>
          </mrow>
        </mrow>
      </mstyle>
    </mrow>
    <annotation encoding="StarMath 5.0">color black {0, 3, 4~~{}{}0, 4, 1~~~1, 4, 3 {}{}{}{}~~1, 3, 2}</annotation>
  </semantics>
</math>
</file>

<file path=Object 31/content.xml><?xml version="1.0" encoding="utf-8"?>
<math xmlns="http://www.w3.org/1998/Math/MathML">
  <semantics>
    <mrow>
      <mstyle color="blue">
        <mrow>
          <mrow>
            <mi/>
            <mn>0,</mn>
            <mn>0,</mn>
            <mn>0</mn>
          </mrow>
        </mrow>
      </mstyle>
    </mrow>
    <annotation encoding="StarMath 5.0">color blue {~0, 0, 0}</annotation>
  </semantics>
</math>
</file>

<file path=Object 32/content.xml><?xml version="1.0" encoding="utf-8"?>
<math xmlns="http://www.w3.org/1998/Math/MathML">
  <semantics>
    <mrow>
      <mstyle color="black">
        <mrow>
          <msub>
            <mi>F</mi>
            <mn>0</mn>
          </msub>
        </mrow>
      </mstyle>
    </mrow>
    <annotation encoding="StarMath 5.0">color black F_0


</annotation>
  </semantics>
</math>
</file>

<file path=Object 33/content.xml><?xml version="1.0" encoding="utf-8"?>
<math xmlns="http://www.w3.org/1998/Math/MathML">
  <semantics>
    <mrow>
      <mstyle color="black">
        <mrow>
          <msub>
            <mi>F</mi>
            <mn>1</mn>
          </msub>
        </mrow>
      </mstyle>
    </mrow>
    <annotation encoding="StarMath 5.0">color black F_1


</annotation>
  </semantics>
</math>
</file>

<file path=Object 34/content.xml><?xml version="1.0" encoding="utf-8"?>
<math xmlns="http://www.w3.org/1998/Math/MathML">
  <semantics>
    <mrow>
      <mn>0,</mn>
      <mrow/>
      <mrow/>
      <mrow/>
      <mn>0,</mn>
      <mi/>
      <mn>1,</mn>
      <mi/>
      <mn>1,</mn>
      <mrow/>
      <mrow/>
      <mrow/>
      <mn>1,</mn>
      <mi/>
      <mn>2,</mn>
      <mi/>
      <mrow/>
      <mrow/>
      <mn>3,</mn>
      <mrow/>
      <mrow/>
      <mrow/>
      <mn>3,</mn>
      <mi/>
      <mn>3,</mn>
      <mrow/>
      <mrow/>
      <mrow/>
      <mn>4,</mn>
      <mi/>
      <mn>4,</mn>
      <mrow/>
      <mrow/>
      <mrow/>
      <mn>4</mn>
    </mrow>
    <annotation encoding="StarMath 5.0">0,{}{}{}0,~1,~1,{}{}{}1,~2,~{}{}3,{}{}{}3,~3,{}{}{}4,~4,{}{}{}4
</annotation>
  </semantics>
</math>
</file>

<file path=Object 35/content.xml><?xml version="1.0" encoding="utf-8"?>
<math xmlns="http://www.w3.org/1998/Math/MathML">
  <semantics>
    <mrow>
      <mstyle color="blue">
        <mrow>
          <mrow>
            <mn>0,</mn>
            <mrow/>
            <mrow/>
            <mrow/>
            <mn>1,</mn>
            <mi/>
            <mn>1,</mn>
            <mrow/>
            <mrow/>
            <mrow/>
            <mn>2,</mn>
            <mrow/>
            <mrow/>
            <mrow/>
            <mn>3,</mn>
            <mi/>
            <mn>3,</mn>
            <mi/>
            <mrow/>
            <mrow/>
            <mn>0,</mn>
            <mi/>
            <mn>2,</mn>
            <mi/>
            <mn>3,</mn>
            <mrow/>
            <mrow/>
            <mn>0,</mn>
            <mi/>
            <mn>1,</mn>
            <mi/>
            <mn>2</mn>
          </mrow>
        </mrow>
      </mstyle>
    </mrow>
    <annotation encoding="StarMath 5.0">color blue {0, {}{}{}1, ~1, {}{}{}2, {}{}{}3, ~3, ~{}{}0, ~2, ~3, {}{}0, ~1, ~2}</annotation>
  </semantics>
</math>
</file>

<file path=Object 36/content.xml><?xml version="1.0" encoding="utf-8"?>
<math xmlns="http://www.w3.org/1998/Math/MathML">
  <semantics>
    <mrow>
      <mstyle color="black">
        <mrow>
          <msub>
            <mi>F</mi>
            <mn>1</mn>
          </msub>
        </mrow>
      </mstyle>
    </mrow>
    <annotation encoding="StarMath 5.0">color black F_1


</annotation>
  </semantics>
</math>
</file>

<file path=Object 37/content.xml><?xml version="1.0" encoding="utf-8"?>
<math xmlns="http://www.w3.org/1998/Math/MathML">
  <semantics>
    <mrow>
      <mstyle color="black">
        <mrow>
          <mrow>
            <mn>0,</mn>
            <mi/>
            <mrow/>
            <mn>2,</mn>
            <mi/>
            <mrow/>
            <mn>5,</mn>
            <mi/>
            <mrow/>
            <mn>6,</mn>
            <mi/>
            <mrow/>
            <mn>9</mn>
          </mrow>
        </mrow>
      </mstyle>
    </mrow>
    <annotation encoding="StarMath 5.0">color black {0,~~{}2,~~{}5,~~{}6,~~{}9}</annotation>
  </semantics>
</math>
</file>

<file path=Object 38/content.xml><?xml version="1.0" encoding="utf-8"?>
<math xmlns="http://www.w3.org/1998/Math/MathML">
  <semantics>
    <mrow>
      <mstyle color="black">
        <mrow>
          <msub>
            <mi>F</mi>
            <mn>0</mn>
          </msub>
        </mrow>
      </mstyle>
    </mrow>
    <annotation encoding="StarMath 5.0">color black F_0


</annotation>
  </semantics>
</math>
</file>

<file path=Object 39/content.xml><?xml version="1.0" encoding="utf-8"?>
<math xmlns="http://www.w3.org/1998/Math/MathML">
  <semantics>
    <mrow>
      <mstyle color="black">
        <mrow>
          <msub>
            <mi>F</mi>
            <mn>2</mn>
          </msub>
        </mrow>
      </mstyle>
    </mrow>
    <annotation encoding="StarMath 5.0">color black F_2


</annotation>
  </semantics>
</math>
</file>

<file path=Object 4/content.xml><?xml version="1.0" encoding="utf-8"?>
<math xmlns="http://www.w3.org/1998/Math/MathML">
  <semantics>
    <mrow>
      <mstyle color="green">
        <mrow>
          <msub>
            <mi>V</mi>
            <mrow>
              <mn>3</mn>
            </mrow>
          </msub>
        </mrow>
      </mstyle>
    </mrow>
    <annotation encoding="StarMath 5.0">color green V_{3}

</annotation>
  </semantics>
</math>
</file>

<file path=Object 40/content.xml><?xml version="1.0" encoding="utf-8"?>
<math xmlns="http://www.w3.org/1998/Math/MathML">
  <semantics>
    <mrow>
      <mstyle color="black">
        <mrow>
          <msub>
            <mi>F</mi>
            <mn>3</mn>
          </msub>
        </mrow>
      </mstyle>
    </mrow>
    <annotation encoding="StarMath 5.0">color black F_3


</annotation>
  </semantics>
</math>
</file>

<file path=Object 42/content.xml><?xml version="1.0" encoding="utf-8"?>
<math xmlns="http://www.w3.org/1998/Math/MathML">
  <semantics>
    <mrow>
      <mstyle color="green">
        <mrow>
          <msub>
            <mi>V</mi>
            <mrow>
              <mn>2</mn>
            </mrow>
          </msub>
        </mrow>
      </mstyle>
    </mrow>
    <annotation encoding="StarMath 5.0">color green V_{2}

</annotation>
  </semantics>
</math>
</file>

<file path=Object 43/content.xml><?xml version="1.0" encoding="utf-8"?>
<math xmlns="http://www.w3.org/1998/Math/MathML">
  <semantics>
    <mrow>
      <mstyle color="black">
        <mrow>
          <msub>
            <mi>F</mi>
            <mn>2</mn>
          </msub>
        </mrow>
      </mstyle>
    </mrow>
    <annotation encoding="StarMath 5.0">color black F_2


</annotation>
  </semantics>
</math>
</file>

<file path=Object 44/content.xml><?xml version="1.0" encoding="utf-8"?>
<math xmlns="http://www.w3.org/1998/Math/MathML">
  <semantics>
    <mrow>
      <mstyle color="black">
        <mrow>
          <msub>
            <mi>F</mi>
            <mn>3</mn>
          </msub>
        </mrow>
      </mstyle>
    </mrow>
    <annotation encoding="StarMath 5.0">color black F_3


</annotation>
  </semantics>
</math>
</file>

<file path=Object 45/content.xml><?xml version="1.0" encoding="utf-8"?>
<math xmlns="http://www.w3.org/1998/Math/MathML">
  <semantics>
    <mrow>
      <mstyle color="blue">
        <mrow>
          <mrow>
            <mi/>
            <mn>1,</mn>
            <mn>1,</mn>
            <mn>1</mn>
          </mrow>
        </mrow>
      </mstyle>
    </mrow>
    <annotation encoding="StarMath 5.0">color blue {~1, 1, 1}</annotation>
  </semantics>
</math>
</file>

<file path=Object 46/content.xml><?xml version="1.0" encoding="utf-8"?>
<math xmlns="http://www.w3.org/1998/Math/MathML">
  <semantics>
    <mrow>
      <mstyle color="blue">
        <mrow>
          <mrow>
            <mi/>
            <mn>2,</mn>
            <mn>2,</mn>
            <mn>2</mn>
          </mrow>
        </mrow>
      </mstyle>
    </mrow>
    <annotation encoding="StarMath 5.0">color blue {~2, 2, 2}</annotation>
  </semantics>
</math>
</file>

<file path=Object 47/content.xml><?xml version="1.0" encoding="utf-8"?>
<math xmlns="http://www.w3.org/1998/Math/MathML">
  <semantics>
    <mrow>
      <mstyle color="blue">
        <mrow>
          <mrow>
            <mi/>
            <mn>3,</mn>
            <mn>3,</mn>
            <mn>3</mn>
          </mrow>
        </mrow>
      </mstyle>
    </mrow>
    <annotation encoding="StarMath 5.0">color blue {~3, 3, 3}</annotation>
  </semantics>
</math>
</file>

<file path=Object 48/content.xml><?xml version="1.0" encoding="utf-8"?>
<math xmlns="http://www.w3.org/1998/Math/MathML">
  <semantics>
    <mrow>
      <mstyle color="black">
        <mrow>
          <mrow>
            <mn>2,</mn>
            <mi/>
            <mrow/>
            <mn>3,</mn>
            <mi/>
            <mrow/>
            <mn>1,</mn>
            <mi/>
            <mrow/>
            <mn>3,</mn>
            <mi/>
            <mrow/>
            <mn>3</mn>
          </mrow>
        </mrow>
      </mstyle>
    </mrow>
    <annotation encoding="StarMath 5.0">color black {2,~~{}3,~~{}1,~~{}3,~~{}3}</annotation>
  </semantics>
</math>
</file>

<file path=Object 49/content.xml><?xml version="1.0" encoding="utf-8"?>
<math xmlns="http://www.w3.org/1998/Math/MathML">
  <semantics>
    <mrow>
      <mstyle color="green">
        <mrow>
          <msub>
            <mi>V</mi>
            <mrow>
              <mn>2</mn>
            </mrow>
          </msub>
        </mrow>
      </mstyle>
    </mrow>
    <annotation encoding="StarMath 5.0">color green V_{2}

</annotation>
  </semantics>
</math>
</file>

<file path=Object 5/content.xml><?xml version="1.0" encoding="utf-8"?>
<math xmlns="http://www.w3.org/1998/Math/MathML">
  <semantics>
    <mrow>
      <mstyle color="black">
        <mrow>
          <msub>
            <mi>F</mi>
            <mn>1</mn>
          </msub>
        </mrow>
      </mstyle>
    </mrow>
    <annotation encoding="StarMath 5.0">color black F_1


</annotation>
  </semantics>
</math>
</file>

<file path=Object 6/content.xml><?xml version="1.0" encoding="utf-8"?>
<math xmlns="http://www.w3.org/1998/Math/MathML">
  <semantics>
    <mrow>
      <mstyle color="black">
        <mrow>
          <msub>
            <mi>F</mi>
            <mn>0</mn>
          </msub>
        </mrow>
      </mstyle>
    </mrow>
    <annotation encoding="StarMath 5.0">color black F_0


</annotation>
  </semantics>
</math>
</file>

<file path=Object 7/content.xml><?xml version="1.0" encoding="utf-8"?>
<math xmlns="http://www.w3.org/1998/Math/MathML">
  <semantics>
    <mrow>
      <mstyle color="black">
        <mrow>
          <msub>
            <mi>F</mi>
            <mn>2</mn>
          </msub>
        </mrow>
      </mstyle>
    </mrow>
    <annotation encoding="StarMath 5.0">color black F_2


</annotation>
  </semantics>
</math>
</file>

<file path=Object 8/content.xml><?xml version="1.0" encoding="utf-8"?>
<math xmlns="http://www.w3.org/1998/Math/MathML">
  <semantics>
    <mrow>
      <mstyle color="black">
        <mrow>
          <msub>
            <mi>F</mi>
            <mn>3</mn>
          </msub>
        </mrow>
      </mstyle>
    </mrow>
    <annotation encoding="StarMath 5.0">color black F_3


</annotation>
  </semantics>
</math>
</file>

<file path=Object 9/content.xml><?xml version="1.0" encoding="utf-8"?>
<math xmlns="http://www.w3.org/1998/Math/MathML">
  <semantics>
    <mrow>
      <mstyle color="black">
        <mrow>
          <mn>1,</mn>
        </mrow>
      </mstyle>
      <mn>2,</mn>
    </mrow>
    <annotation encoding="StarMath 5.0">color black 1, 2,




</annotation>
  </semantics>
</math>
</file>